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erif" svg:font-family="'DejaVu Serif'" style:font-family-generic="roman" style:font-pitch="variable"/>
    <style:font-face style:name="FreeSerif" svg:font-family="Free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use-window-font-color="true" style:font-name="FreeSerif" fo:font-size="12pt" fo:font-weight="normal" officeooo:rsid="013bc611" officeooo:paragraph-rsid="00135c86" style:font-size-asian="12pt" style:font-weight-asian="normal" style:font-size-complex="12pt" style:font-weight-complex="normal"/>
    </style:style>
    <style:style style:name="P2" style:family="paragraph" style:parent-style-name="Text_20_body">
      <style:text-properties style:use-window-font-color="true" style:font-name="FreeSerif" fo:font-size="12pt" fo:font-weight="normal" officeooo:rsid="00a8e6fe" officeooo:paragraph-rsid="00a8e6fe" style:font-size-asian="12pt" style:font-weight-asian="normal" style:font-size-complex="12pt" style:font-weight-complex="normal"/>
    </style:style>
    <style:style style:name="P3" style:family="paragraph" style:parent-style-name="Text_20_body">
      <style:text-properties style:use-window-font-color="true" style:font-name="FreeSerif" fo:font-size="12pt" fo:font-weight="normal" officeooo:rsid="00a95c2e" officeooo:paragraph-rsid="00a95c2e" style:font-size-asian="12pt" style:font-weight-asian="normal" style:font-size-complex="12pt" style:font-weight-complex="normal"/>
    </style:style>
    <style:style style:name="P4" style:family="paragraph" style:parent-style-name="Text_20_body">
      <style:text-properties style:use-window-font-color="true" style:font-name="FreeSerif" fo:font-size="12pt" fo:font-weight="normal" officeooo:rsid="00aaf8e0" officeooo:paragraph-rsid="00aaf8e0" style:font-size-asian="12pt" style:font-weight-asian="normal" style:font-size-complex="12pt" style:font-weight-complex="normal"/>
    </style:style>
    <style:style style:name="P5" style:family="paragraph" style:parent-style-name="Text_20_body">
      <style:text-properties style:use-window-font-color="true" style:font-name="FreeSerif" fo:font-size="12pt" fo:font-weight="normal" officeooo:rsid="00cb48ce" officeooo:paragraph-rsid="00cb48ce" style:font-size-asian="12pt" style:font-weight-asian="normal" style:font-size-complex="12pt" style:font-weight-complex="normal"/>
    </style:style>
    <style:style style:name="P6" style:family="paragraph" style:parent-style-name="Text_20_body">
      <style:text-properties style:use-window-font-color="true" style:font-name="DejaVu Serif" fo:font-size="12pt" style:text-underline-style="none" fo:font-weight="normal" officeooo:rsid="003019e8" officeooo:paragraph-rsid="0031e335" style:font-size-asian="12pt" style:font-weight-asian="normal" style:font-size-complex="12pt" style:font-weight-complex="normal"/>
    </style:style>
    <style:style style:name="P7" style:family="paragraph" style:parent-style-name="Text_20_body">
      <style:text-properties style:use-window-font-color="true" style:font-name="DejaVu Serif" fo:font-size="12pt" style:text-underline-style="none" fo:font-weight="normal" officeooo:rsid="005a0243" officeooo:paragraph-rsid="005a0243" style:font-size-asian="12pt" style:font-weight-asian="normal" style:font-size-complex="12pt" style:font-weight-complex="normal"/>
    </style:style>
    <style:style style:name="P8" style:family="paragraph" style:parent-style-name="Text_20_body">
      <style:text-properties style:font-name="DejaVu Serif" officeooo:paragraph-rsid="002e3cac"/>
    </style:style>
    <style:style style:name="P9" style:family="paragraph" style:parent-style-name="Text_20_body">
      <style:text-properties style:font-name="DejaVu Serif" officeooo:paragraph-rsid="00135c86"/>
    </style:style>
    <style:style style:name="P10" style:family="paragraph" style:parent-style-name="Text_20_body">
      <style:text-properties style:font-name="DejaVu Serif" officeooo:rsid="0031e335" officeooo:paragraph-rsid="00d7be11"/>
    </style:style>
    <style:style style:name="P11" style:family="paragraph" style:parent-style-name="Text_20_body">
      <style:text-properties style:font-name="DejaVu Serif" officeooo:rsid="0056a44b" officeooo:paragraph-rsid="0056a44b"/>
    </style:style>
    <style:style style:name="P12" style:family="paragraph" style:parent-style-name="Text_20_body">
      <style:text-properties style:font-name="DejaVu Serif" officeooo:rsid="00cb872d" officeooo:paragraph-rsid="00cb872d"/>
    </style:style>
    <style:style style:name="P13" style:family="paragraph" style:parent-style-name="Text_20_body">
      <style:text-properties style:font-name="DejaVu Serif" fo:font-weight="bold" officeooo:rsid="00d6989f" officeooo:paragraph-rsid="00d6989f" style:font-weight-asian="bold" style:font-weight-complex="bold"/>
    </style:style>
    <style:style style:name="P14" style:family="paragraph" style:parent-style-name="Text_20_body">
      <style:text-properties style:font-name="DejaVu Serif" fo:font-weight="bold" officeooo:rsid="00f34798" officeooo:paragraph-rsid="00f34798" style:font-weight-asian="bold" style:font-weight-complex="bold"/>
    </style:style>
    <style:style style:name="P15" style:family="paragraph" style:parent-style-name="Text_20_body">
      <style:text-properties style:font-name="DejaVu Serif" officeooo:rsid="00d9e493" officeooo:paragraph-rsid="00d9e493"/>
    </style:style>
    <style:style style:name="P16" style:family="paragraph" style:parent-style-name="Text_20_body">
      <style:text-properties style:font-name="DejaVu Serif" officeooo:rsid="00dcb533" officeooo:paragraph-rsid="00dcb533"/>
    </style:style>
    <style:style style:name="P17" style:family="paragraph" style:parent-style-name="Text_20_body">
      <style:text-properties style:font-name="DejaVu Serif" officeooo:rsid="00e83757" officeooo:paragraph-rsid="00e83757"/>
    </style:style>
    <style:style style:name="P18" style:family="paragraph" style:parent-style-name="Text_20_body">
      <style:text-properties style:font-name="DejaVu Serif" officeooo:rsid="00e9b1a0" officeooo:paragraph-rsid="00e9b1a0" fo:background-color="#ffff00"/>
    </style:style>
    <style:style style:name="P19" style:family="paragraph" style:parent-style-name="Text_20_body">
      <style:text-properties style:font-name="DejaVu Serif" fo:font-weight="normal" officeooo:rsid="00e6a9dd" officeooo:paragraph-rsid="00d9e493" style:font-weight-asian="normal" style:font-weight-complex="normal"/>
    </style:style>
    <style:style style:name="P20" style:family="paragraph" style:parent-style-name="Text_20_body">
      <style:text-properties style:font-name="DejaVu Serif" fo:font-weight="normal" officeooo:rsid="00e6a9dd" officeooo:paragraph-rsid="00d9e493" fo:background-color="#ffff00" style:font-weight-asian="normal" style:font-weight-complex="normal"/>
    </style:style>
    <style:style style:name="P21" style:family="paragraph" style:parent-style-name="Text_20_body">
      <style:text-properties style:font-name="DejaVu Serif" fo:font-weight="normal" officeooo:rsid="00e9b1a0" officeooo:paragraph-rsid="00e9b1a0" fo:background-color="#ffff00" style:font-weight-asian="normal" style:font-weight-complex="normal"/>
    </style:style>
    <style:style style:name="P22" style:family="paragraph" style:parent-style-name="Text_20_body">
      <style:text-properties style:font-name="DejaVu Serif" officeooo:rsid="00f126c2" officeooo:paragraph-rsid="00f126c2"/>
    </style:style>
    <style:style style:name="P23" style:family="paragraph" style:parent-style-name="Text_20_body">
      <style:text-properties style:font-name="DejaVu Serif" fo:font-style="italic" fo:font-weight="normal" officeooo:rsid="00f50464" officeooo:paragraph-rsid="00f34798" fo:background-color="transparent" style:font-style-asian="italic" style:font-weight-asian="normal" style:font-style-complex="italic" style:font-weight-complex="normal"/>
    </style:style>
    <style:style style:name="P24" style:family="paragraph" style:parent-style-name="Text_20_body">
      <style:paragraph-properties fo:break-before="page"/>
      <style:text-properties style:font-name="DejaVu Serif" officeooo:paragraph-rsid="002e3cac"/>
    </style:style>
    <style:style style:name="P25" style:family="paragraph" style:parent-style-name="Text_20_body">
      <style:paragraph-properties fo:break-before="page"/>
      <style:text-properties style:use-window-font-color="true" style:font-name="DejaVu Serif" fo:font-size="12pt" fo:font-weight="normal" officeooo:rsid="008d767a" officeooo:paragraph-rsid="002e3cac" style:font-size-asian="12pt" style:font-weight-asian="normal" style:font-size-complex="12pt" style:font-weight-complex="normal"/>
    </style:style>
    <style:style style:name="P26" style:family="paragraph" style:parent-style-name="Text_20_body">
      <style:paragraph-properties fo:break-before="page"/>
      <style:text-properties style:use-window-font-color="true" style:font-name="FreeSerif" fo:font-size="12pt" fo:font-weight="normal" officeooo:rsid="00f8d298" officeooo:paragraph-rsid="00f8d298" style:font-size-asian="12pt" style:font-weight-asian="normal" style:font-size-complex="12pt" style:font-weight-complex="normal"/>
    </style:style>
    <style:style style:name="P27" style:family="paragraph" style:parent-style-name="Standard">
      <loext:graphic-properties draw:fill="solid" draw:fill-color="#ffffff" draw:opacity="100%"/>
      <style:paragraph-properties fo:break-before="page" fo:background-color="#ffffff" fo:padding="0in" fo:border="none"/>
      <style:text-properties style:use-window-font-color="true" style:font-name="FreeSerif" fo:font-size="12pt" fo:font-weight="normal" officeooo:rsid="0026e2f0" officeooo:paragraph-rsid="0026e2f0" style:font-size-asian="12pt" style:font-weight-asian="normal" style:font-size-complex="12pt" style:font-weight-complex="normal"/>
    </style:style>
    <style:style style:name="P28" style:family="paragraph" style:parent-style-name="Standard">
      <loext:graphic-properties draw:fill="solid" draw:fill-color="#ffffff" draw:opacity="100%"/>
      <style:paragraph-properties fo:break-before="page" fo:background-color="#ffffff" fo:padding="0in" fo:border="none"/>
      <style:text-properties style:use-window-font-color="true" style:font-name="FreeSerif" fo:font-size="12pt" fo:font-weight="normal" officeooo:rsid="009f6e21" officeooo:paragraph-rsid="00194e9e" style:font-size-asian="12pt" style:font-weight-asian="normal" style:font-size-complex="12pt" style:font-weight-complex="normal"/>
    </style:style>
    <style:style style:name="P29" style:family="paragraph" style:parent-style-name="Standard">
      <loext:graphic-properties draw:fill="solid" draw:fill-color="#ffffff" draw:opacity="100%"/>
      <style:paragraph-properties fo:break-before="page" fo:background-color="#ffffff" fo:padding="0in" fo:border="none"/>
      <style:text-properties style:use-window-font-color="true" style:font-name="FreeSerif" fo:font-size="12pt" style:text-underline-style="solid" style:text-underline-width="auto" style:text-underline-color="font-color" fo:font-weight="normal" officeooo:rsid="0099c6e4" officeooo:paragraph-rsid="0099c6e4" style:font-size-asian="12pt" style:font-weight-asian="normal" style:font-size-complex="12pt" style:font-weight-complex="normal"/>
    </style:style>
    <style:style style:name="P30" style:family="paragraph" style:parent-style-name="Standard">
      <loext:graphic-properties draw:fill="solid" draw:fill-color="#ffffff" draw:opacity="100%"/>
      <style:paragraph-properties fo:break-before="page" fo:background-color="#ffffff" fo:padding="0in" fo:border="none"/>
      <style:text-properties style:use-window-font-color="true" style:font-name="FreeSerif" fo:font-size="12pt" fo:font-style="normal" style:text-underline-style="none" fo:font-weight="normal" officeooo:rsid="00a63360" officeooo:paragraph-rsid="009d8ea2" style:font-size-asian="12pt" style:font-style-asian="normal" style:font-weight-asian="normal" style:font-size-complex="12pt" style:font-style-complex="normal" style:font-weight-complex="normal"/>
    </style:style>
    <style:style style:name="P31" style:family="paragraph" style:parent-style-name="Standard">
      <loext:graphic-properties draw:fill="solid" draw:fill-color="#ffffff" draw:opacity="100%"/>
      <style:paragraph-properties fo:break-before="page" fo:background-color="#ffffff" fo:padding="0in" fo:border="none"/>
      <style:text-properties style:use-window-font-color="true" style:font-name="DejaVu Serif" fo:font-size="12pt" fo:font-style="normal" fo:font-weight="normal" officeooo:rsid="00bf2b21" officeooo:paragraph-rsid="00c0c3d0" style:font-size-asian="12pt" style:font-style-asian="normal" style:font-weight-asian="normal" style:font-size-complex="12pt" style:font-style-complex="normal" style:font-weight-complex="normal"/>
    </style:style>
    <style:style style:name="P32" style:family="paragraph" style:parent-style-name="Standard">
      <style:paragraph-properties fo:break-before="page"/>
      <style:text-properties fo:font-size="14pt" fo:language="en" fo:country="US" fo:font-style="normal" officeooo:rsid="028e9e74" officeooo:paragraph-rsid="00fc3bb2" style:font-size-asian="14pt" style:font-style-asian="normal" style:font-size-complex="14pt" style:font-style-complex="normal"/>
    </style:style>
    <style:style style:name="P33"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fo:font-weight="normal" officeooo:rsid="009d5628" officeooo:paragraph-rsid="00194e9e" style:font-size-asian="12pt" style:font-weight-asian="normal" style:font-size-complex="12pt" style:font-weight-complex="normal"/>
    </style:style>
    <style:style style:name="P34"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fo:font-weight="normal" officeooo:rsid="00af33a4" officeooo:paragraph-rsid="00135c86" style:font-size-asian="12pt" style:font-weight-asian="normal" style:font-size-complex="12pt" style:font-weight-complex="normal"/>
    </style:style>
    <style:style style:name="P35"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fo:font-weight="normal" officeooo:rsid="00af33a4" officeooo:paragraph-rsid="004e68f3" style:font-size-asian="12pt" style:font-weight-asian="normal" style:font-size-complex="12pt" style:font-weight-complex="normal"/>
    </style:style>
    <style:style style:name="P36"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fo:font-weight="normal" officeooo:rsid="00af33a4" officeooo:paragraph-rsid="004fcf1f" style:font-size-asian="12pt" style:font-weight-asian="normal" style:font-size-complex="12pt" style:font-weight-complex="normal"/>
    </style:style>
    <style:style style:name="P37"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fo:font-weight="normal" officeooo:rsid="00caf2c6" officeooo:paragraph-rsid="00135c86" style:font-size-asian="12pt" style:font-weight-asian="normal" style:font-size-complex="12pt" style:font-weight-complex="normal"/>
    </style:style>
    <style:style style:name="P38"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fo:font-weight="normal" officeooo:rsid="00e25447" officeooo:paragraph-rsid="00135c86" style:font-size-asian="12pt" style:font-weight-asian="normal" style:font-size-complex="12pt" style:font-weight-complex="normal"/>
    </style:style>
    <style:style style:name="P39"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fo:font-weight="normal" officeooo:rsid="0139bc4a" officeooo:paragraph-rsid="00135c86" style:font-size-asian="12pt" style:font-weight-asian="normal" style:font-size-complex="12pt" style:font-weight-complex="normal"/>
    </style:style>
    <style:style style:name="P40"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fo:font-weight="normal" officeooo:rsid="0017f1b3" officeooo:paragraph-rsid="001cc813" style:font-size-asian="12pt" style:font-weight-asian="normal" style:font-size-complex="12pt" style:font-weight-complex="normal"/>
    </style:style>
    <style:style style:name="P41"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fo:font-weight="normal" officeooo:rsid="0017f1b3" officeooo:paragraph-rsid="001cf91c" style:font-size-asian="12pt" style:font-weight-asian="normal" style:font-size-complex="12pt" style:font-weight-complex="normal"/>
    </style:style>
    <style:style style:name="P42"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fo:font-weight="normal" officeooo:rsid="0017f1b3" officeooo:paragraph-rsid="001fea64" style:font-size-asian="12pt" style:font-weight-asian="normal" style:font-size-complex="12pt" style:font-weight-complex="normal"/>
    </style:style>
    <style:style style:name="P43"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fo:font-weight="normal" officeooo:rsid="0017f1b3" officeooo:paragraph-rsid="002635b7" style:font-size-asian="12pt" style:font-weight-asian="normal" style:font-size-complex="12pt" style:font-weight-complex="normal"/>
    </style:style>
    <style:style style:name="P44"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fo:font-weight="normal" officeooo:rsid="0017f1b3" officeooo:paragraph-rsid="0026e2f0" style:font-size-asian="12pt" style:font-weight-asian="normal" style:font-size-complex="12pt" style:font-weight-complex="normal"/>
    </style:style>
    <style:style style:name="P45"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fo:font-weight="normal" officeooo:rsid="0017f1b3" officeooo:paragraph-rsid="006e702d" style:font-size-asian="12pt" style:font-weight-asian="normal" style:font-size-complex="12pt" style:font-weight-complex="normal"/>
    </style:style>
    <style:style style:name="P46"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fo:font-weight="normal" officeooo:rsid="00194e9e" officeooo:paragraph-rsid="00194e9e" style:font-size-asian="12pt" style:font-weight-asian="normal" style:font-size-complex="12pt" style:font-weight-complex="normal"/>
    </style:style>
    <style:style style:name="P47"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fo:font-weight="normal" officeooo:rsid="0026e2f0" officeooo:paragraph-rsid="0026e2f0" style:font-size-asian="12pt" style:font-weight-asian="normal" style:font-size-complex="12pt" style:font-weight-complex="normal"/>
    </style:style>
    <style:style style:name="P48"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fo:font-weight="normal" officeooo:rsid="0026e2f0" officeooo:paragraph-rsid="006e702d" style:font-size-asian="12pt" style:font-weight-asian="normal" style:font-size-complex="12pt" style:font-weight-complex="normal"/>
    </style:style>
    <style:style style:name="P49"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fo:font-weight="normal" officeooo:rsid="0028c557" officeooo:paragraph-rsid="0028c557" style:font-size-asian="12pt" style:font-weight-asian="normal" style:font-size-complex="12pt" style:font-weight-complex="normal"/>
    </style:style>
    <style:style style:name="P50"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fo:font-weight="normal" officeooo:rsid="0033055d" officeooo:paragraph-rsid="0033055d" style:font-size-asian="12pt" style:font-weight-asian="normal" style:font-size-complex="12pt" style:font-weight-complex="normal"/>
    </style:style>
    <style:style style:name="P51"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fo:font-weight="normal" officeooo:rsid="0076f092" officeooo:paragraph-rsid="0076f092" style:font-size-asian="12pt" style:font-weight-asian="normal" style:font-size-complex="12pt" style:font-weight-complex="normal"/>
    </style:style>
    <style:style style:name="P52"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fo:font-weight="normal" officeooo:rsid="00775997" officeooo:paragraph-rsid="00775997" style:font-size-asian="12pt" style:font-weight-asian="normal" style:font-size-complex="12pt" style:font-weight-complex="normal"/>
    </style:style>
    <style:style style:name="P53"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fo:font-weight="normal" officeooo:rsid="00941a6b" officeooo:paragraph-rsid="00941a6b" style:font-size-asian="12pt" style:font-weight-asian="normal" style:font-size-complex="12pt" style:font-weight-complex="normal"/>
    </style:style>
    <style:style style:name="P54"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fo:font-weight="normal" officeooo:rsid="006cfde9" officeooo:paragraph-rsid="006e702d" style:font-size-asian="12pt" style:font-weight-asian="normal" style:font-size-complex="12pt" style:font-weight-complex="normal"/>
    </style:style>
    <style:style style:name="P55"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fo:font-weight="normal" officeooo:rsid="004e68f3" officeooo:paragraph-rsid="004fcf1f" style:font-size-asian="12pt" style:font-weight-asian="normal" style:font-size-complex="12pt" style:font-weight-complex="normal"/>
    </style:style>
    <style:style style:name="P56"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fo:font-style="italic" fo:font-weight="normal" officeooo:rsid="009d5628" officeooo:paragraph-rsid="00194e9e" style:font-size-asian="12pt" style:font-style-asian="italic" style:font-weight-asian="normal" style:font-size-complex="12pt" style:font-style-complex="italic" style:font-weight-complex="normal"/>
    </style:style>
    <style:style style:name="P57"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fo:font-style="italic" fo:font-weight="normal" officeooo:rsid="006628a2" officeooo:paragraph-rsid="006628a2" style:font-size-asian="12pt" style:font-style-asian="italic" style:font-weight-asian="normal" style:font-size-complex="12pt" style:font-style-complex="italic" style:font-weight-complex="normal"/>
    </style:style>
    <style:style style:name="P58"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fo:font-style="italic" fo:font-weight="normal" officeooo:rsid="00775997" officeooo:paragraph-rsid="00775997" style:font-size-asian="12pt" style:font-style-asian="italic" style:font-weight-asian="normal" style:font-size-complex="12pt" style:font-style-complex="italic" style:font-weight-complex="normal"/>
    </style:style>
    <style:style style:name="P59"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fo:font-style="normal" style:text-underline-style="solid" style:text-underline-width="auto" style:text-underline-color="font-color" fo:font-weight="normal" officeooo:rsid="008a7813" officeooo:paragraph-rsid="008a7813" style:font-size-asian="12pt" style:font-style-asian="normal" style:font-weight-asian="normal" style:font-size-complex="12pt" style:font-style-complex="normal" style:font-weight-complex="normal"/>
    </style:style>
    <style:style style:name="P60"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fo:font-style="normal" style:text-underline-style="solid" style:text-underline-width="auto" style:text-underline-color="font-color" fo:font-weight="normal" officeooo:rsid="008d19b5" officeooo:paragraph-rsid="008d19b5" style:font-size-asian="12pt" style:font-style-asian="normal" style:font-weight-asian="normal" style:font-size-complex="12pt" style:font-style-complex="normal" style:font-weight-complex="normal"/>
    </style:style>
    <style:style style:name="P61"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fo:font-style="normal" style:text-underline-style="solid" style:text-underline-width="auto" style:text-underline-color="font-color" fo:font-weight="normal" officeooo:rsid="008d41a8" officeooo:paragraph-rsid="008d41a8" style:font-size-asian="12pt" style:font-style-asian="normal" style:font-weight-asian="normal" style:font-size-complex="12pt" style:font-style-complex="normal" style:font-weight-complex="normal"/>
    </style:style>
    <style:style style:name="P62"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fo:font-style="normal" style:text-underline-style="solid" style:text-underline-width="auto" style:text-underline-color="font-color" fo:font-weight="normal" officeooo:rsid="0097cf64" officeooo:paragraph-rsid="0097cf64" style:font-size-asian="12pt" style:font-style-asian="normal" style:font-weight-asian="normal" style:font-size-complex="12pt" style:font-style-complex="normal" style:font-weight-complex="normal"/>
    </style:style>
    <style:style style:name="P63"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fo:font-style="normal" style:text-underline-style="solid" style:text-underline-width="auto" style:text-underline-color="font-color" fo:font-weight="normal" officeooo:rsid="009d8ea2" officeooo:paragraph-rsid="009d8ea2" style:font-size-asian="12pt" style:font-style-asian="normal" style:font-weight-asian="normal" style:font-size-complex="12pt" style:font-style-complex="normal" style:font-weight-complex="normal"/>
    </style:style>
    <style:style style:name="P64"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fo:font-style="normal" style:text-underline-style="solid" style:text-underline-width="auto" style:text-underline-color="font-color" fo:font-weight="normal" officeooo:rsid="009d8ea2" officeooo:paragraph-rsid="00a67eb7" style:font-size-asian="12pt" style:font-style-asian="normal" style:font-weight-asian="normal" style:font-size-complex="12pt" style:font-style-complex="normal" style:font-weight-complex="normal"/>
    </style:style>
    <style:style style:name="P65"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fo:font-style="normal" style:text-underline-style="solid" style:text-underline-width="auto" style:text-underline-color="font-color" fo:font-weight="normal" officeooo:rsid="00b33a91" officeooo:paragraph-rsid="00b33a91" style:font-size-asian="12pt" style:font-style-asian="normal" style:font-weight-asian="normal" style:font-size-complex="12pt" style:font-style-complex="normal" style:font-weight-complex="normal"/>
    </style:style>
    <style:style style:name="P66"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fo:font-style="normal" style:text-underline-style="solid" style:text-underline-width="auto" style:text-underline-color="font-color" fo:font-weight="normal" officeooo:rsid="00b82392" officeooo:paragraph-rsid="00b82392" style:font-size-asian="12pt" style:font-style-asian="normal" style:font-weight-asian="normal" style:font-size-complex="12pt" style:font-style-complex="normal" style:font-weight-complex="normal"/>
    </style:style>
    <style:style style:name="P67"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fo:font-style="normal" style:text-underline-style="solid" style:text-underline-width="auto" style:text-underline-color="font-color" fo:font-weight="normal" officeooo:rsid="00bb9cb7" officeooo:paragraph-rsid="00bb9cb7" style:font-size-asian="12pt" style:font-style-asian="normal" style:font-weight-asian="normal" style:font-size-complex="12pt" style:font-style-complex="normal" style:font-weight-complex="normal"/>
    </style:style>
    <style:style style:name="P68"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fo:font-style="normal" style:text-underline-style="solid" style:text-underline-width="auto" style:text-underline-color="font-color" fo:font-weight="normal" officeooo:rsid="00c16c37" officeooo:paragraph-rsid="00c16c37" style:font-size-asian="12pt" style:font-style-asian="normal" style:font-weight-asian="normal" style:font-size-complex="12pt" style:font-style-complex="normal" style:font-weight-complex="normal"/>
    </style:style>
    <style:style style:name="P69"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fo:font-style="normal" fo:font-weight="bold" officeooo:rsid="005af47f" officeooo:paragraph-rsid="00c0c3d0" style:font-size-asian="12pt" style:font-style-asian="normal" style:font-weight-asian="bold" style:font-size-complex="12pt" style:font-style-complex="normal" style:font-weight-complex="bold"/>
    </style:style>
    <style:style style:name="P70"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fo:font-style="normal" style:text-underline-style="none" fo:font-weight="normal" officeooo:rsid="00a63360" officeooo:paragraph-rsid="009d8ea2" style:font-size-asian="12pt" style:font-style-asian="normal" style:font-weight-asian="normal" style:font-size-complex="12pt" style:font-style-complex="normal" style:font-weight-complex="normal"/>
    </style:style>
    <style:style style:name="P71"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fo:font-style="normal" style:text-underline-style="none" fo:font-weight="normal" officeooo:rsid="00a63360" officeooo:paragraph-rsid="00a67eb7" style:font-size-asian="12pt" style:font-style-asian="normal" style:font-weight-asian="normal" style:font-size-complex="12pt" style:font-style-complex="normal" style:font-weight-complex="normal"/>
    </style:style>
    <style:style style:name="P72"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fo:font-style="normal" style:text-underline-style="none" fo:font-weight="normal" officeooo:rsid="00b67175" officeooo:paragraph-rsid="00b33a91" style:font-size-asian="12pt" style:font-style-asian="normal" style:font-weight-asian="normal" style:font-size-complex="12pt" style:font-style-complex="normal" style:font-weight-complex="normal"/>
    </style:style>
    <style:style style:name="P73"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fo:font-style="normal" style:text-underline-style="none" fo:font-weight="normal" officeooo:rsid="00b9b515" officeooo:paragraph-rsid="00b82392" style:font-size-asian="12pt" style:font-style-asian="normal" style:font-weight-asian="normal" style:font-size-complex="12pt" style:font-style-complex="normal" style:font-weight-complex="normal"/>
    </style:style>
    <style:style style:name="P74"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fo:font-style="normal" style:text-underline-style="none" fo:font-weight="normal" officeooo:rsid="00bd81d3" officeooo:paragraph-rsid="00bb9cb7" style:font-size-asian="12pt" style:font-style-asian="normal" style:font-weight-asian="normal" style:font-size-complex="12pt" style:font-style-complex="normal" style:font-weight-complex="normal"/>
    </style:style>
    <style:style style:name="P75"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fo:font-style="normal" style:text-underline-style="none" fo:font-weight="normal" officeooo:rsid="00c2425d" officeooo:paragraph-rsid="00c16c37" style:font-size-asian="12pt" style:font-style-asian="normal" style:font-weight-asian="normal" style:font-size-complex="12pt" style:font-style-complex="normal" style:font-weight-complex="normal"/>
    </style:style>
    <style:style style:name="P76"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fo:font-style="normal" style:text-underline-style="none" fo:font-weight="normal" officeooo:rsid="008d41a8" officeooo:paragraph-rsid="008d41a8" style:font-size-asian="12pt" style:font-style-asian="normal" style:font-weight-asian="normal" style:font-size-complex="12pt" style:font-style-complex="normal" style:font-weight-complex="normal"/>
    </style:style>
    <style:style style:name="P77"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style:text-underline-style="solid" style:text-underline-width="auto" style:text-underline-color="font-color" fo:font-weight="normal" officeooo:rsid="0099c6e4" officeooo:paragraph-rsid="0099c6e4" style:font-size-asian="12pt" style:font-weight-asian="normal" style:font-size-complex="12pt" style:font-weight-complex="normal"/>
    </style:style>
    <style:style style:name="P78" style:family="paragraph" style:parent-style-name="Standard">
      <loext:graphic-properties draw:fill="solid" draw:fill-color="#ffffff" draw:opacity="100%"/>
      <style:paragraph-properties fo:background-color="#ffffff" fo:padding="0in" fo:border="none"/>
      <style:text-properties style:use-window-font-color="true" style:font-name="DejaVu Serif" fo:font-size="12pt" fo:font-weight="normal" officeooo:rsid="008c9289" officeooo:paragraph-rsid="00135c86" style:font-size-asian="12pt" style:font-weight-asian="normal" style:font-size-complex="12pt" style:font-weight-complex="normal"/>
    </style:style>
    <style:style style:name="P79" style:family="paragraph" style:parent-style-name="Standard">
      <loext:graphic-properties draw:fill="solid" draw:fill-color="#ffffff" draw:opacity="100%"/>
      <style:paragraph-properties fo:background-color="#ffffff" fo:padding="0in" fo:border="none"/>
      <style:text-properties style:use-window-font-color="true" style:font-name="DejaVu Serif" fo:font-size="12pt" fo:font-weight="normal" officeooo:rsid="00166625" officeooo:paragraph-rsid="00166625" style:font-size-asian="12pt" style:font-weight-asian="normal" style:font-size-complex="12pt" style:font-weight-complex="normal"/>
    </style:style>
    <style:style style:name="P80" style:family="paragraph" style:parent-style-name="Standard">
      <loext:graphic-properties draw:fill="solid" draw:fill-color="#ffffff" draw:opacity="100%"/>
      <style:paragraph-properties fo:background-color="#ffffff" fo:padding="0in" fo:border="none"/>
      <style:text-properties style:use-window-font-color="true" style:font-name="DejaVu Serif" fo:font-size="12pt" fo:font-weight="normal" officeooo:rsid="0017f1b3" officeooo:paragraph-rsid="00166625" style:font-size-asian="12pt" style:font-weight-asian="normal" style:font-size-complex="12pt" style:font-weight-complex="normal"/>
    </style:style>
    <style:style style:name="P81" style:family="paragraph" style:parent-style-name="Standard">
      <loext:graphic-properties draw:fill="solid" draw:fill-color="#ffffff" draw:opacity="100%"/>
      <style:paragraph-properties fo:background-color="#ffffff" fo:padding="0in" fo:border="none"/>
      <style:text-properties style:use-window-font-color="true" style:font-name="DejaVu Serif" fo:font-size="12pt" fo:font-weight="normal" officeooo:rsid="00cd8659" officeooo:paragraph-rsid="00cd8659" style:font-size-asian="12pt" style:font-weight-asian="normal" style:font-size-complex="12pt" style:font-weight-complex="normal"/>
    </style:style>
    <style:style style:name="P82" style:family="paragraph" style:parent-style-name="Standard">
      <loext:graphic-properties draw:fill="solid" draw:fill-color="#ffffff" draw:opacity="100%"/>
      <style:paragraph-properties fo:background-color="#ffffff" fo:padding="0in" fo:border="none"/>
      <style:text-properties style:use-window-font-color="true" style:font-name="DejaVu Serif" fo:font-size="12pt" fo:font-style="normal" fo:font-weight="normal" officeooo:rsid="0035ea13" officeooo:paragraph-rsid="0035ea13" style:font-size-asian="12pt" style:font-style-asian="normal" style:font-weight-asian="normal" style:font-size-complex="12pt" style:font-style-complex="normal" style:font-weight-complex="normal"/>
    </style:style>
    <style:style style:name="P83" style:family="paragraph" style:parent-style-name="Standard">
      <loext:graphic-properties draw:fill="solid" draw:fill-color="#ffffff" draw:opacity="100%"/>
      <style:paragraph-properties fo:background-color="#ffffff" fo:padding="0in" fo:border="none"/>
      <style:text-properties style:use-window-font-color="true" style:font-name="DejaVu Serif" fo:font-size="12pt" fo:font-style="normal" fo:font-weight="normal" officeooo:rsid="0035ea13" officeooo:paragraph-rsid="003f40f9" style:font-size-asian="12pt" style:font-style-asian="normal" style:font-weight-asian="normal" style:font-size-complex="12pt" style:font-style-complex="normal" style:font-weight-complex="normal"/>
    </style:style>
    <style:style style:name="P84" style:family="paragraph" style:parent-style-name="Standard">
      <loext:graphic-properties draw:fill="solid" draw:fill-color="#ffffff" draw:opacity="100%"/>
      <style:paragraph-properties fo:background-color="#ffffff" fo:padding="0in" fo:border="none"/>
      <style:text-properties style:use-window-font-color="true" style:font-name="DejaVu Serif" fo:font-size="12pt" fo:font-style="normal" fo:font-weight="normal" officeooo:rsid="0035ea13" officeooo:paragraph-rsid="0051f52d" style:font-size-asian="12pt" style:font-style-asian="normal" style:font-weight-asian="normal" style:font-size-complex="12pt" style:font-style-complex="normal" style:font-weight-complex="normal"/>
    </style:style>
    <style:style style:name="P85" style:family="paragraph" style:parent-style-name="Standard">
      <loext:graphic-properties draw:fill="solid" draw:fill-color="#ffffff" draw:opacity="100%"/>
      <style:paragraph-properties fo:background-color="#ffffff" fo:padding="0in" fo:border="none"/>
      <style:text-properties style:use-window-font-color="true" style:font-name="DejaVu Serif" fo:font-size="12pt" fo:font-style="normal" fo:font-weight="normal" officeooo:rsid="0041150f" officeooo:paragraph-rsid="0041150f" style:font-size-asian="12pt" style:font-style-asian="normal" style:font-weight-asian="normal" style:font-size-complex="12pt" style:font-style-complex="normal" style:font-weight-complex="normal"/>
    </style:style>
    <style:style style:name="P86" style:family="paragraph" style:parent-style-name="Standard">
      <loext:graphic-properties draw:fill="solid" draw:fill-color="#ffffff" draw:opacity="100%"/>
      <style:paragraph-properties fo:background-color="#ffffff" fo:padding="0in" fo:border="none"/>
      <style:text-properties style:use-window-font-color="true" style:font-name="DejaVu Serif" fo:font-size="12pt" fo:font-style="normal" fo:font-weight="normal" officeooo:rsid="00432149" officeooo:paragraph-rsid="00432149" style:font-size-asian="12pt" style:font-style-asian="normal" style:font-weight-asian="normal" style:font-size-complex="12pt" style:font-style-complex="normal" style:font-weight-complex="normal"/>
    </style:style>
    <style:style style:name="P87" style:family="paragraph" style:parent-style-name="Standard">
      <loext:graphic-properties draw:fill="solid" draw:fill-color="#ffffff" draw:opacity="100%"/>
      <style:paragraph-properties fo:background-color="#ffffff" fo:padding="0in" fo:border="none"/>
      <style:text-properties style:use-window-font-color="true" style:font-name="DejaVu Serif" fo:font-size="12pt" fo:font-style="normal" fo:font-weight="normal" officeooo:rsid="00443d3b" officeooo:paragraph-rsid="00443d3b" style:font-size-asian="12pt" style:font-style-asian="normal" style:font-weight-asian="normal" style:font-size-complex="12pt" style:font-style-complex="normal" style:font-weight-complex="normal"/>
    </style:style>
    <style:style style:name="P88" style:family="paragraph" style:parent-style-name="Standard">
      <loext:graphic-properties draw:fill="solid" draw:fill-color="#ffffff" draw:opacity="100%"/>
      <style:paragraph-properties fo:background-color="#ffffff" fo:padding="0in" fo:border="none"/>
      <style:text-properties style:use-window-font-color="true" style:font-name="DejaVu Serif" fo:font-size="12pt" fo:font-style="normal" fo:font-weight="normal" officeooo:rsid="004a1b73" officeooo:paragraph-rsid="004a1b73" style:font-size-asian="12pt" style:font-style-asian="normal" style:font-weight-asian="normal" style:font-size-complex="12pt" style:font-style-complex="normal" style:font-weight-complex="normal"/>
    </style:style>
    <style:style style:name="P89" style:family="paragraph" style:parent-style-name="Standard">
      <loext:graphic-properties draw:fill="solid" draw:fill-color="#ffffff" draw:opacity="100%"/>
      <style:paragraph-properties fo:background-color="#ffffff" fo:padding="0in" fo:border="none"/>
      <style:text-properties style:use-window-font-color="true" style:font-name="DejaVu Serif" fo:font-size="12pt" fo:font-style="normal" fo:font-weight="normal" officeooo:rsid="004a1b73" officeooo:paragraph-rsid="00c0c3d0" style:font-size-asian="12pt" style:font-style-asian="normal" style:font-weight-asian="normal" style:font-size-complex="12pt" style:font-style-complex="normal" style:font-weight-complex="normal"/>
    </style:style>
    <style:style style:name="P90" style:family="paragraph" style:parent-style-name="Standard">
      <loext:graphic-properties draw:fill="solid" draw:fill-color="#ffffff" draw:opacity="100%"/>
      <style:paragraph-properties fo:background-color="#ffffff" fo:padding="0in" fo:border="none"/>
      <style:text-properties style:use-window-font-color="true" style:font-name="DejaVu Serif" fo:font-size="12pt" fo:font-style="normal" fo:font-weight="normal" officeooo:rsid="004ba05d" officeooo:paragraph-rsid="004ba05d" style:font-size-asian="12pt" style:font-style-asian="normal" style:font-weight-asian="normal" style:font-size-complex="12pt" style:font-style-complex="normal" style:font-weight-complex="normal"/>
    </style:style>
    <style:style style:name="P91" style:family="paragraph" style:parent-style-name="Standard">
      <loext:graphic-properties draw:fill="solid" draw:fill-color="#ffffff" draw:opacity="100%"/>
      <style:paragraph-properties fo:background-color="#ffffff" fo:padding="0in" fo:border="none"/>
      <style:text-properties style:use-window-font-color="true" style:font-name="DejaVu Serif" fo:font-size="12pt" fo:font-style="normal" fo:font-weight="normal" officeooo:rsid="005204d1" officeooo:paragraph-rsid="005204d1" style:font-size-asian="12pt" style:font-style-asian="normal" style:font-weight-asian="normal" style:font-size-complex="12pt" style:font-style-complex="normal" style:font-weight-complex="normal"/>
    </style:style>
    <style:style style:name="P92" style:family="paragraph" style:parent-style-name="Standard">
      <loext:graphic-properties draw:fill="solid" draw:fill-color="#ffffff" draw:opacity="100%"/>
      <style:paragraph-properties fo:background-color="#ffffff" fo:padding="0in" fo:border="none"/>
      <style:text-properties style:use-window-font-color="true" style:font-name="DejaVu Serif" fo:font-size="12pt" fo:font-style="normal" fo:font-weight="normal" officeooo:rsid="005f6aed" officeooo:paragraph-rsid="005f6aed" style:font-size-asian="12pt" style:font-style-asian="normal" style:font-weight-asian="normal" style:font-size-complex="12pt" style:font-style-complex="normal" style:font-weight-complex="normal"/>
    </style:style>
    <style:style style:name="P93" style:family="paragraph" style:parent-style-name="Standard">
      <loext:graphic-properties draw:fill="solid" draw:fill-color="#ffffff" draw:opacity="100%"/>
      <style:paragraph-properties fo:background-color="#ffffff" fo:padding="0in" fo:border="none"/>
      <style:text-properties style:use-window-font-color="true" style:font-name="DejaVu Serif" fo:font-size="12pt" fo:font-style="normal" fo:font-weight="normal" officeooo:rsid="00635173" officeooo:paragraph-rsid="00635173" style:font-size-asian="12pt" style:font-style-asian="normal" style:font-weight-asian="normal" style:font-size-complex="12pt" style:font-style-complex="normal" style:font-weight-complex="normal"/>
    </style:style>
    <style:style style:name="P94" style:family="paragraph" style:parent-style-name="Standard">
      <loext:graphic-properties draw:fill="solid" draw:fill-color="#ffffff" draw:opacity="100%"/>
      <style:paragraph-properties fo:background-color="#ffffff" fo:padding="0in" fo:border="none"/>
      <style:text-properties style:use-window-font-color="true" style:font-name="DejaVu Serif" fo:font-size="12pt" fo:font-style="normal" fo:font-weight="normal" officeooo:rsid="0064c394" officeooo:paragraph-rsid="0064c394" style:font-size-asian="12pt" style:font-style-asian="normal" style:font-weight-asian="normal" style:font-size-complex="12pt" style:font-style-complex="normal" style:font-weight-complex="normal"/>
    </style:style>
    <style:style style:name="P95" style:family="paragraph" style:parent-style-name="Standard">
      <loext:graphic-properties draw:fill="solid" draw:fill-color="#ffffff" draw:opacity="100%"/>
      <style:paragraph-properties fo:background-color="#ffffff" fo:padding="0in" fo:border="none"/>
      <style:text-properties style:use-window-font-color="true" style:font-name="DejaVu Serif" fo:font-size="12pt" fo:font-style="normal" fo:font-weight="normal" officeooo:rsid="00775997" officeooo:paragraph-rsid="00775997" style:font-size-asian="12pt" style:font-style-asian="normal" style:font-weight-asian="normal" style:font-size-complex="12pt" style:font-style-complex="normal" style:font-weight-complex="normal"/>
    </style:style>
    <style:style style:name="P96" style:family="paragraph" style:parent-style-name="Standard">
      <loext:graphic-properties draw:fill="solid" draw:fill-color="#ffffff" draw:opacity="100%"/>
      <style:paragraph-properties fo:background-color="#ffffff" fo:padding="0in" fo:border="none"/>
      <style:text-properties style:use-window-font-color="true" style:font-name="DejaVu Serif" fo:font-size="12pt" fo:font-style="normal" fo:font-weight="normal" officeooo:rsid="00881e2c" officeooo:paragraph-rsid="00881e2c" style:font-size-asian="12pt" style:font-style-asian="normal" style:font-weight-asian="normal" style:font-size-complex="12pt" style:font-style-complex="normal" style:font-weight-complex="normal"/>
    </style:style>
    <style:style style:name="P97" style:family="paragraph" style:parent-style-name="Standard">
      <loext:graphic-properties draw:fill="solid" draw:fill-color="#ffffff" draw:opacity="100%"/>
      <style:paragraph-properties fo:background-color="#ffffff" fo:padding="0in" fo:border="none"/>
      <style:text-properties style:use-window-font-color="true" style:font-name="DejaVu Serif" fo:font-size="12pt" fo:font-style="normal" fo:font-weight="normal" officeooo:rsid="008cb476" officeooo:paragraph-rsid="008cb476" style:font-size-asian="12pt" style:font-style-asian="normal" style:font-weight-asian="normal" style:font-size-complex="12pt" style:font-style-complex="normal" style:font-weight-complex="normal"/>
    </style:style>
    <style:style style:name="P98" style:family="paragraph" style:parent-style-name="Standard">
      <loext:graphic-properties draw:fill="solid" draw:fill-color="#ffffff" draw:opacity="100%"/>
      <style:paragraph-properties fo:background-color="#ffffff" fo:padding="0in" fo:border="none"/>
      <style:text-properties style:use-window-font-color="true" style:font-name="DejaVu Serif" fo:font-size="12pt" fo:font-style="normal" fo:font-weight="normal" officeooo:rsid="0094b4bc" officeooo:paragraph-rsid="0094b4bc" style:font-size-asian="12pt" style:font-style-asian="normal" style:font-weight-asian="normal" style:font-size-complex="12pt" style:font-style-complex="normal" style:font-weight-complex="normal"/>
    </style:style>
    <style:style style:name="P99" style:family="paragraph" style:parent-style-name="Standard">
      <loext:graphic-properties draw:fill="solid" draw:fill-color="#ffffff" draw:opacity="100%"/>
      <style:paragraph-properties fo:background-color="#ffffff" fo:padding="0in" fo:border="none"/>
      <style:text-properties style:use-window-font-color="true" style:font-name="DejaVu Serif" fo:font-size="12pt" fo:font-style="normal" fo:font-weight="normal" officeooo:rsid="00a28b23" officeooo:paragraph-rsid="00a28b23" style:font-size-asian="12pt" style:font-style-asian="normal" style:font-weight-asian="normal" style:font-size-complex="12pt" style:font-style-complex="normal" style:font-weight-complex="normal"/>
    </style:style>
    <style:style style:name="P100" style:family="paragraph" style:parent-style-name="Standard">
      <loext:graphic-properties draw:fill="solid" draw:fill-color="#ffffff" draw:opacity="100%"/>
      <style:paragraph-properties fo:background-color="#ffffff" fo:padding="0in" fo:border="none"/>
      <style:text-properties style:use-window-font-color="true" style:font-name="DejaVu Serif" fo:font-size="12pt" fo:font-style="normal" fo:font-weight="normal" officeooo:rsid="00bf2b21" officeooo:paragraph-rsid="00bf2b21" style:font-size-asian="12pt" style:font-style-asian="normal" style:font-weight-asian="normal" style:font-size-complex="12pt" style:font-style-complex="normal" style:font-weight-complex="normal"/>
    </style:style>
    <style:style style:name="P101" style:family="paragraph" style:parent-style-name="Standard">
      <loext:graphic-properties draw:fill="solid" draw:fill-color="#ffffff" draw:opacity="100%"/>
      <style:paragraph-properties fo:background-color="#ffffff" fo:padding="0in" fo:border="none"/>
      <style:text-properties style:use-window-font-color="true" style:font-name="DejaVu Serif" fo:font-size="12pt" fo:font-style="normal" fo:font-weight="normal" officeooo:rsid="00bf2b21" officeooo:paragraph-rsid="00c0c3d0" style:font-size-asian="12pt" style:font-style-asian="normal" style:font-weight-asian="normal" style:font-size-complex="12pt" style:font-style-complex="normal" style:font-weight-complex="normal"/>
    </style:style>
    <style:style style:name="P102" style:family="paragraph" style:parent-style-name="Standard">
      <loext:graphic-properties draw:fill="solid" draw:fill-color="#ffffff" draw:opacity="100%"/>
      <style:paragraph-properties fo:background-color="#ffffff" fo:padding="0in" fo:border="none"/>
      <style:text-properties style:use-window-font-color="true" style:font-name="DejaVu Serif" fo:font-size="12pt" fo:font-style="normal" fo:font-weight="normal" officeooo:rsid="003f40f9" officeooo:paragraph-rsid="003f40f9" style:font-size-asian="12pt" style:font-style-asian="normal" style:font-weight-asian="normal" style:font-size-complex="12pt" style:font-style-complex="normal" style:font-weight-complex="normal"/>
    </style:style>
    <style:style style:name="P103" style:family="paragraph" style:parent-style-name="Standard">
      <style:text-properties style:use-window-font-color="true" style:font-name="FreeSerif" fo:font-size="14pt" fo:language="en" fo:country="US" fo:font-style="normal" fo:font-weight="normal" officeooo:rsid="021c6e87" officeooo:paragraph-rsid="00f8d298" style:font-size-asian="14pt" style:font-style-asian="normal" style:font-weight-asian="normal" style:font-size-complex="14pt" style:font-style-complex="normal" style:font-weight-complex="normal"/>
    </style:style>
    <style:style style:name="P104" style:family="paragraph" style:parent-style-name="Standard">
      <style:text-properties style:use-window-font-color="true" style:font-name="FreeSerif" fo:font-size="14pt" fo:language="en" fo:country="US" fo:font-style="normal" fo:font-weight="normal" officeooo:rsid="028e9e74" officeooo:paragraph-rsid="00fc3bb2" style:font-size-asian="14pt" style:font-style-asian="normal" style:font-weight-asian="normal" style:font-size-complex="14pt" style:font-style-complex="normal" style:font-weight-complex="normal"/>
    </style:style>
    <style:style style:name="P105" style:family="paragraph" style:parent-style-name="Standard">
      <style:text-properties fo:font-size="14pt" fo:language="en" fo:country="US" fo:font-style="normal" officeooo:rsid="021c6e87" officeooo:paragraph-rsid="00f8d298" style:font-size-asian="14pt" style:font-style-asian="normal" style:font-size-complex="14pt" style:font-style-complex="normal"/>
    </style:style>
    <style:style style:name="P106" style:family="paragraph" style:parent-style-name="Text_20_body" style:list-style-name="L1">
      <style:text-properties style:font-name="DejaVu Serif" officeooo:paragraph-rsid="000de4c1"/>
    </style:style>
    <style:style style:name="P107" style:family="paragraph" style:parent-style-name="Text_20_body" style:list-style-name="L1">
      <style:paragraph-properties fo:margin-top="0in" fo:margin-bottom="0in" loext:contextual-spacing="false" fo:break-before="page"/>
      <style:text-properties officeooo:paragraph-rsid="000de4c1"/>
    </style:style>
    <style:style style:name="P108" style:family="paragraph" style:parent-style-name="Text_20_body" style:list-style-name="L1">
      <style:paragraph-properties fo:margin-top="0in" fo:margin-bottom="0in" loext:contextual-spacing="false"/>
      <style:text-properties style:font-name="DejaVu Serif" officeooo:paragraph-rsid="000de4c1"/>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abd0e" style:font-weight-asian="bold" style:font-weight-complex="bold"/>
    </style:style>
    <style:style style:name="T4" style:family="text">
      <style:text-properties fo:font-weight="bold" officeooo:rsid="00724beb" style:font-weight-asian="bold" style:font-weight-complex="bold"/>
    </style:style>
    <style:style style:name="T5" style:family="text">
      <style:text-properties fo:font-weight="bold" officeooo:rsid="008605b1" style:font-weight-asian="bold" style:font-weight-complex="bold"/>
    </style:style>
    <style:style style:name="T6" style:family="text">
      <style:text-properties fo:font-weight="bold" officeooo:rsid="008d41a8" style:font-weight-asian="bold" style:font-weight-complex="bold"/>
    </style:style>
    <style:style style:name="T7" style:family="text">
      <style:text-properties fo:font-weight="bold" officeooo:rsid="00a094aa" style:font-weight-asian="bold" style:font-weight-complex="bold"/>
    </style:style>
    <style:style style:name="T8" style:family="text">
      <style:text-properties fo:font-weight="bold" officeooo:rsid="00c7e033" style:font-weight-asian="bold" style:font-weight-complex="bold"/>
    </style:style>
    <style:style style:name="T9" style:family="text">
      <style:text-properties fo:font-weight="bold" officeooo:rsid="00d1451b" style:font-weight-asian="bold" style:font-weight-complex="bold"/>
    </style:style>
    <style:style style:name="T10" style:family="text">
      <style:text-properties fo:font-weight="bold" officeooo:rsid="00e20e5a" style:font-weight-asian="bold" style:font-weight-complex="bold"/>
    </style:style>
    <style:style style:name="T11" style:family="text">
      <style:text-properties fo:font-weight="bold" fo:background-color="#ffff00" loext:char-shading-value="0" style:font-weight-asian="bold" style:font-weight-complex="bold"/>
    </style:style>
    <style:style style:name="T12" style:family="text">
      <style:text-properties style:use-window-font-color="true" fo:font-size="12pt" fo:font-weight="normal" officeooo:rsid="008c9289" style:font-size-asian="12pt" style:font-weight-asian="normal" style:font-size-complex="12pt" style:font-weight-complex="normal"/>
    </style:style>
    <style:style style:name="T13" style:family="text">
      <style:text-properties style:use-window-font-color="true" fo:font-size="12pt" fo:font-weight="normal" officeooo:rsid="008d767a" style:font-size-asian="12pt" style:font-weight-asian="normal" style:font-size-complex="12pt" style:font-weight-complex="normal"/>
    </style:style>
    <style:style style:name="T14" style:family="text">
      <style:text-properties style:use-window-font-color="true" fo:font-size="12pt" fo:font-weight="normal" officeooo:rsid="00135c86" style:font-size-asian="12pt" style:font-weight-asian="normal" style:font-size-complex="12pt" style:font-weight-complex="normal"/>
    </style:style>
    <style:style style:name="T15" style:family="text">
      <style:text-properties style:use-window-font-color="true" fo:font-size="12pt" fo:font-weight="normal" officeooo:rsid="003019e8" style:font-size-asian="12pt" style:font-weight-asian="normal" style:font-size-complex="12pt" style:font-weight-complex="normal"/>
    </style:style>
    <style:style style:name="T16" style:family="text">
      <style:text-properties style:use-window-font-color="true" fo:font-size="12pt" fo:font-weight="normal" officeooo:rsid="00d504ab" style:font-size-asian="12pt" style:font-weight-asian="normal" style:font-size-complex="12pt" style:font-weight-complex="normal"/>
    </style:style>
    <style:style style:name="T17" style:family="text">
      <style:text-properties style:use-window-font-color="true" fo:font-size="12pt" fo:font-weight="bold" officeooo:rsid="003019e8" style:font-size-asian="12pt" style:font-weight-asian="bold" style:font-size-complex="12pt" style:font-weight-complex="bold"/>
    </style:style>
    <style:style style:name="T18" style:family="text">
      <style:text-properties style:use-window-font-color="true" fo:font-size="12pt" fo:font-weight="bold" officeooo:rsid="00135c86" style:font-size-asian="12pt" style:font-weight-asian="bold" style:font-size-complex="12pt" style:font-weight-complex="bold"/>
    </style:style>
    <style:style style:name="T19" style:family="text">
      <style:text-properties style:use-window-font-color="true" fo:font-size="12pt" style:text-underline-style="solid" style:text-underline-width="auto" style:text-underline-color="font-color" fo:font-weight="normal" officeooo:rsid="003019e8" style:font-size-asian="12pt" style:font-weight-asian="normal" style:font-size-complex="12pt" style:font-weight-complex="normal"/>
    </style:style>
    <style:style style:name="T20" style:family="text">
      <style:text-properties style:use-window-font-color="true" fo:font-size="12pt" style:text-underline-style="none" fo:font-weight="normal" style:font-size-asian="12pt" style:font-weight-asian="normal" style:font-size-complex="12pt" style:font-weight-complex="normal"/>
    </style:style>
    <style:style style:name="T21" style:family="text">
      <style:text-properties style:use-window-font-color="true" fo:font-size="12pt" style:text-underline-style="none" fo:font-weight="normal" officeooo:rsid="003019e8" style:font-size-asian="12pt" style:font-weight-asian="normal" style:font-size-complex="12pt" style:font-weight-complex="normal"/>
    </style:style>
    <style:style style:name="T22" style:family="text">
      <style:text-properties style:use-window-font-color="true" fo:font-size="12pt" style:text-underline-style="none" fo:font-weight="normal" officeooo:rsid="003c144e" style:font-size-asian="12pt" style:font-weight-asian="normal" style:font-size-complex="12pt" style:font-weight-complex="normal"/>
    </style:style>
    <style:style style:name="T23" style:family="text">
      <style:text-properties style:use-window-font-color="true" fo:font-size="12pt" style:text-underline-style="none" fo:font-weight="normal" officeooo:rsid="003c5c58" style:font-size-asian="12pt" style:font-weight-asian="normal" style:font-size-complex="12pt" style:font-weight-complex="normal"/>
    </style:style>
    <style:style style:name="T24" style:family="text">
      <style:text-properties style:use-window-font-color="true" fo:font-size="12pt" style:text-underline-style="none" fo:font-weight="normal" officeooo:rsid="00512607" style:font-size-asian="12pt" style:font-weight-asian="normal" style:font-size-complex="12pt" style:font-weight-complex="normal"/>
    </style:style>
    <style:style style:name="T25" style:family="text">
      <style:text-properties style:use-window-font-color="true" fo:font-size="12pt" style:text-underline-style="none" fo:font-weight="normal" officeooo:rsid="0051edf1" style:font-size-asian="12pt" style:font-weight-asian="normal" style:font-size-complex="12pt" style:font-weight-complex="normal"/>
    </style:style>
    <style:style style:name="T26" style:family="text">
      <style:text-properties style:use-window-font-color="true" fo:font-size="12pt" style:text-underline-style="none" fo:font-weight="normal" officeooo:rsid="0053d3a1" style:font-size-asian="12pt" style:font-weight-asian="normal" style:font-size-complex="12pt" style:font-weight-complex="normal"/>
    </style:style>
    <style:style style:name="T27" style:family="text">
      <style:text-properties style:use-window-font-color="true" fo:font-size="12pt" style:text-underline-style="none" fo:font-weight="normal" officeooo:rsid="00549360" style:font-size-asian="12pt" style:font-weight-asian="normal" style:font-size-complex="12pt" style:font-weight-complex="normal"/>
    </style:style>
    <style:style style:name="T28" style:family="text">
      <style:text-properties style:use-window-font-color="true" fo:font-size="12pt" style:text-underline-style="none" fo:font-weight="normal" officeooo:rsid="0055769c" style:font-size-asian="12pt" style:font-weight-asian="normal" style:font-size-complex="12pt" style:font-weight-complex="normal"/>
    </style:style>
    <style:style style:name="T29" style:family="text">
      <style:text-properties style:use-window-font-color="true" fo:font-size="12pt" style:text-underline-style="none" fo:font-weight="normal" officeooo:rsid="00dcb6ee" style:font-size-asian="12pt" style:font-weight-asian="normal" style:font-size-complex="12pt" style:font-weight-complex="normal"/>
    </style:style>
    <style:style style:name="T30" style:family="text">
      <style:text-properties style:use-window-font-color="true" fo:font-size="12pt" style:text-underline-style="none" fo:font-weight="bold" style:font-size-asian="12pt" style:font-weight-asian="bold" style:font-size-complex="12pt" style:font-weight-complex="bold"/>
    </style:style>
    <style:style style:name="T31" style:family="text">
      <style:text-properties style:use-window-font-color="true" fo:font-size="12pt" style:text-underline-style="none" fo:font-weight="bold" officeooo:rsid="00512607" style:font-size-asian="12pt" style:font-weight-asian="bold" style:font-size-complex="12pt" style:font-weight-complex="bold"/>
    </style:style>
    <style:style style:name="T32" style:family="text">
      <style:text-properties style:use-window-font-color="true" fo:font-size="12pt" style:text-underline-style="none" fo:font-weight="bold" officeooo:rsid="00d9bd61" style:font-size-asian="12pt" style:font-weight-asian="bold" style:font-size-complex="12pt" style:font-weight-complex="bold"/>
    </style:style>
    <style:style style:name="T33" style:family="text">
      <style:text-properties style:use-window-font-color="true" fo:font-size="12pt" style:text-underline-style="none" style:font-size-asian="12pt" style:font-size-complex="12pt"/>
    </style:style>
    <style:style style:name="T34" style:family="text">
      <style:text-properties style:use-window-font-color="true" fo:font-size="12pt" style:text-underline-style="none" officeooo:rsid="003019e8" style:font-size-asian="12pt" style:font-size-complex="12pt"/>
    </style:style>
    <style:style style:name="T35" style:family="text">
      <style:text-properties style:use-window-font-color="true" fo:font-size="12pt" style:text-underline-style="none" officeooo:rsid="00dcb6ee" style:font-size-asian="12pt" style:font-size-complex="12pt"/>
    </style:style>
    <style:style style:name="T36" style:family="text">
      <style:text-properties officeooo:rsid="048fc182"/>
    </style:style>
    <style:style style:name="T37" style:family="text">
      <style:text-properties officeooo:rsid="009f6e21"/>
    </style:style>
    <style:style style:name="T38" style:family="text">
      <style:text-properties officeooo:rsid="00b1186b"/>
    </style:style>
    <style:style style:name="T39" style:family="text">
      <style:text-properties fo:font-style="italic" style:font-style-asian="italic" style:font-style-complex="italic"/>
    </style:style>
    <style:style style:name="T40" style:family="text">
      <style:text-properties fo:font-style="italic" officeooo:rsid="00b1186b" style:font-style-asian="italic" style:font-style-complex="italic"/>
    </style:style>
    <style:style style:name="T41" style:family="text">
      <style:text-properties fo:font-style="italic" officeooo:rsid="00cb3a5e" style:font-style-asian="italic" style:font-style-complex="italic"/>
    </style:style>
    <style:style style:name="T42" style:family="text">
      <style:text-properties fo:font-style="italic" officeooo:rsid="00eded14" style:font-style-asian="italic" style:font-style-complex="italic"/>
    </style:style>
    <style:style style:name="T43" style:family="text">
      <style:text-properties fo:font-style="italic" officeooo:rsid="00fb2327" style:font-style-asian="italic" style:font-style-complex="italic"/>
    </style:style>
    <style:style style:name="T44" style:family="text">
      <style:text-properties fo:font-style="italic" officeooo:rsid="0066e289" style:font-style-asian="italic" style:font-style-complex="italic"/>
    </style:style>
    <style:style style:name="T45" style:family="text">
      <style:text-properties fo:font-style="italic" officeooo:rsid="0067a069" style:font-style-asian="italic" style:font-style-complex="italic"/>
    </style:style>
    <style:style style:name="T46" style:family="text">
      <style:text-properties fo:font-style="italic" officeooo:rsid="00cb1473" style:font-style-asian="italic" style:font-style-complex="italic"/>
    </style:style>
    <style:style style:name="T47" style:family="text">
      <style:text-properties fo:font-style="italic" style:text-underline-style="none" officeooo:rsid="00c5f5d9" style:font-style-asian="italic" style:font-style-complex="italic"/>
    </style:style>
    <style:style style:name="T48" style:family="text">
      <style:text-properties officeooo:rsid="00cb3a5e"/>
    </style:style>
    <style:style style:name="T49" style:family="text">
      <style:text-properties officeooo:rsid="00e4a0be"/>
    </style:style>
    <style:style style:name="T50" style:family="text">
      <style:text-properties fo:font-style="normal" style:font-style-asian="normal" style:font-style-complex="normal"/>
    </style:style>
    <style:style style:name="T51" style:family="text">
      <style:text-properties fo:font-style="normal" officeooo:rsid="00eded14" style:font-style-asian="normal" style:font-style-complex="normal"/>
    </style:style>
    <style:style style:name="T52" style:family="text">
      <style:text-properties fo:font-style="normal" officeooo:rsid="00efec54" style:font-style-asian="normal" style:font-style-complex="normal"/>
    </style:style>
    <style:style style:name="T53" style:family="text">
      <style:text-properties fo:font-style="normal" officeooo:rsid="00f0443b" style:font-style-asian="normal" style:font-style-complex="normal"/>
    </style:style>
    <style:style style:name="T54" style:family="text">
      <style:text-properties fo:font-style="normal" officeooo:rsid="00f23d43" style:font-style-asian="normal" style:font-style-complex="normal"/>
    </style:style>
    <style:style style:name="T55" style:family="text">
      <style:text-properties fo:font-style="normal" officeooo:rsid="00f30324" style:font-style-asian="normal" style:font-style-complex="normal"/>
    </style:style>
    <style:style style:name="T56" style:family="text">
      <style:text-properties fo:font-style="normal" officeooo:rsid="00f4d126" style:font-style-asian="normal" style:font-style-complex="normal"/>
    </style:style>
    <style:style style:name="T57" style:family="text">
      <style:text-properties fo:font-style="normal" officeooo:rsid="00f999ac" style:font-style-asian="normal" style:font-style-complex="normal"/>
    </style:style>
    <style:style style:name="T58" style:family="text">
      <style:text-properties fo:font-style="normal" officeooo:rsid="00fb2327" style:font-style-asian="normal" style:font-style-complex="normal"/>
    </style:style>
    <style:style style:name="T59" style:family="text">
      <style:text-properties fo:font-style="normal" officeooo:rsid="0102a651" style:font-style-asian="normal" style:font-style-complex="normal"/>
    </style:style>
    <style:style style:name="T60" style:family="text">
      <style:text-properties fo:font-style="normal" officeooo:rsid="01041300" style:font-style-asian="normal" style:font-style-complex="normal"/>
    </style:style>
    <style:style style:name="T61" style:family="text">
      <style:text-properties fo:font-style="normal" officeooo:rsid="0105b915" style:font-style-asian="normal" style:font-style-complex="normal"/>
    </style:style>
    <style:style style:name="T62" style:family="text">
      <style:text-properties fo:font-style="normal" officeooo:rsid="01069c1a" style:font-style-asian="normal" style:font-style-complex="normal"/>
    </style:style>
    <style:style style:name="T63" style:family="text">
      <style:text-properties fo:font-style="normal" officeooo:rsid="010f7fa7" style:font-style-asian="normal" style:font-style-complex="normal"/>
    </style:style>
    <style:style style:name="T64" style:family="text">
      <style:text-properties fo:font-style="normal" officeooo:rsid="011130a4" style:font-style-asian="normal" style:font-style-complex="normal"/>
    </style:style>
    <style:style style:name="T65" style:family="text">
      <style:text-properties fo:font-style="normal" officeooo:rsid="01120236" style:font-style-asian="normal" style:font-style-complex="normal"/>
    </style:style>
    <style:style style:name="T66" style:family="text">
      <style:text-properties fo:font-style="normal" officeooo:rsid="011aaf53" style:font-style-asian="normal" style:font-style-complex="normal"/>
    </style:style>
    <style:style style:name="T67" style:family="text">
      <style:text-properties fo:font-style="normal" officeooo:rsid="011c1541" style:font-style-asian="normal" style:font-style-complex="normal"/>
    </style:style>
    <style:style style:name="T68" style:family="text">
      <style:text-properties fo:font-style="normal" officeooo:rsid="011b8168" style:font-style-asian="normal" style:font-style-complex="normal"/>
    </style:style>
    <style:style style:name="T69" style:family="text">
      <style:text-properties fo:font-style="normal" officeooo:rsid="011c6aea" style:font-style-asian="normal" style:font-style-complex="normal"/>
    </style:style>
    <style:style style:name="T70" style:family="text">
      <style:text-properties fo:font-style="normal" officeooo:rsid="012bf727" style:font-style-asian="normal" style:font-style-complex="normal"/>
    </style:style>
    <style:style style:name="T71" style:family="text">
      <style:text-properties fo:font-style="normal" officeooo:rsid="012cb98a" style:font-style-asian="normal" style:font-style-complex="normal"/>
    </style:style>
    <style:style style:name="T72" style:family="text">
      <style:text-properties fo:font-style="normal" officeooo:rsid="012e3c80" style:font-style-asian="normal" style:font-style-complex="normal"/>
    </style:style>
    <style:style style:name="T73" style:family="text">
      <style:text-properties fo:font-style="normal" officeooo:rsid="012fd1ce" style:font-style-asian="normal" style:font-style-complex="normal"/>
    </style:style>
    <style:style style:name="T74" style:family="text">
      <style:text-properties fo:font-style="normal" officeooo:rsid="01303b3b" style:font-style-asian="normal" style:font-style-complex="normal"/>
    </style:style>
    <style:style style:name="T75" style:family="text">
      <style:text-properties fo:font-style="normal" officeooo:rsid="01313f85" style:font-style-asian="normal" style:font-style-complex="normal"/>
    </style:style>
    <style:style style:name="T76" style:family="text">
      <style:text-properties fo:font-style="normal" officeooo:rsid="0132b339" style:font-style-asian="normal" style:font-style-complex="normal"/>
    </style:style>
    <style:style style:name="T77" style:family="text">
      <style:text-properties fo:font-style="normal" style:text-underline-style="none" officeooo:rsid="00c5f5d9" style:font-style-asian="normal" style:font-style-complex="normal"/>
    </style:style>
    <style:style style:name="T78" style:family="text">
      <style:text-properties officeooo:rsid="00135c86"/>
    </style:style>
    <style:style style:name="T79" style:family="text">
      <style:text-properties officeooo:rsid="0017403a"/>
    </style:style>
    <style:style style:name="T80" style:family="text">
      <style:text-properties fo:font-weight="normal" style:font-weight-asian="normal" style:font-weight-complex="normal"/>
    </style:style>
    <style:style style:name="T81" style:family="text">
      <style:text-properties fo:font-weight="normal" officeooo:rsid="00e20e5a" style:font-weight-asian="normal" style:font-weight-complex="normal"/>
    </style:style>
    <style:style style:name="T82" style:family="text">
      <style:text-properties fo:font-weight="normal" officeooo:rsid="00e3e44e" style:font-weight-asian="normal" style:font-weight-complex="normal"/>
    </style:style>
    <style:style style:name="T83" style:family="text">
      <style:text-properties fo:font-weight="normal" officeooo:rsid="00e48a28" style:font-weight-asian="normal" style:font-weight-complex="normal"/>
    </style:style>
    <style:style style:name="T84" style:family="text">
      <style:text-properties fo:font-weight="normal" officeooo:rsid="00e6a9dd" style:font-weight-asian="normal" style:font-weight-complex="normal"/>
    </style:style>
    <style:style style:name="T85" style:family="text">
      <style:text-properties officeooo:rsid="001abd0e"/>
    </style:style>
    <style:style style:name="T86" style:family="text">
      <style:text-properties officeooo:rsid="001ae2ae"/>
    </style:style>
    <style:style style:name="T87" style:family="text">
      <style:text-properties officeooo:rsid="001cc813"/>
    </style:style>
    <style:style style:name="T88" style:family="text">
      <style:text-properties officeooo:rsid="001cf91c"/>
    </style:style>
    <style:style style:name="T89" style:family="text">
      <style:text-properties officeooo:rsid="002635b7"/>
    </style:style>
    <style:style style:name="T90" style:family="text">
      <style:text-properties officeooo:rsid="00274d81"/>
    </style:style>
    <style:style style:name="T91" style:family="text">
      <style:text-properties officeooo:rsid="0029ad4d"/>
    </style:style>
    <style:style style:name="T92" style:family="text">
      <style:text-properties officeooo:rsid="002c8c84"/>
    </style:style>
    <style:style style:name="T93" style:family="text">
      <style:text-properties style:text-underline-style="solid" style:text-underline-width="auto" style:text-underline-color="font-color" officeooo:rsid="00329b87"/>
    </style:style>
    <style:style style:name="T94" style:family="text">
      <style:text-properties style:text-underline-style="solid" style:text-underline-width="auto" style:text-underline-color="font-color" officeooo:rsid="0032a5aa"/>
    </style:style>
    <style:style style:name="T95" style:family="text">
      <style:text-properties style:text-underline-style="none"/>
    </style:style>
    <style:style style:name="T96" style:family="text">
      <style:text-properties style:text-underline-style="none" officeooo:rsid="008caff9"/>
    </style:style>
    <style:style style:name="T97" style:family="text">
      <style:text-properties style:text-underline-style="none" officeooo:rsid="0095588e"/>
    </style:style>
    <style:style style:name="T98" style:family="text">
      <style:text-properties style:text-underline-style="none" fo:font-weight="bold" style:font-weight-asian="bold" style:font-weight-complex="bold"/>
    </style:style>
    <style:style style:name="T99" style:family="text">
      <style:text-properties style:text-underline-style="none" fo:font-weight="bold" officeooo:rsid="0095588e" style:font-weight-asian="bold" style:font-weight-complex="bold"/>
    </style:style>
    <style:style style:name="T100" style:family="text">
      <style:text-properties style:text-underline-style="none" fo:font-weight="bold" officeooo:rsid="00a67eb7" style:font-weight-asian="bold" style:font-weight-complex="bold"/>
    </style:style>
    <style:style style:name="T101" style:family="text">
      <style:text-properties style:text-underline-style="none" officeooo:rsid="0098c91f"/>
    </style:style>
    <style:style style:name="T102" style:family="text">
      <style:text-properties style:text-underline-style="none" officeooo:rsid="009edc93"/>
    </style:style>
    <style:style style:name="T103" style:family="text">
      <style:text-properties style:text-underline-style="none" officeooo:rsid="00a63360"/>
    </style:style>
    <style:style style:name="T104" style:family="text">
      <style:text-properties style:text-underline-style="none" officeooo:rsid="00a67eb7"/>
    </style:style>
    <style:style style:name="T105" style:family="text">
      <style:text-properties style:text-underline-style="none" officeooo:rsid="00a725ce"/>
    </style:style>
    <style:style style:name="T106" style:family="text">
      <style:text-properties style:text-underline-style="none" officeooo:rsid="00a74906"/>
    </style:style>
    <style:style style:name="T107" style:family="text">
      <style:text-properties style:text-underline-style="none" officeooo:rsid="00b4a38b"/>
    </style:style>
    <style:style style:name="T108" style:family="text">
      <style:text-properties style:text-underline-style="none" officeooo:rsid="00b67175"/>
    </style:style>
    <style:style style:name="T109" style:family="text">
      <style:text-properties style:text-underline-style="none" officeooo:rsid="00b9b515"/>
    </style:style>
    <style:style style:name="T110" style:family="text">
      <style:text-properties style:text-underline-style="none" officeooo:rsid="00bc5f9b"/>
    </style:style>
    <style:style style:name="T111" style:family="text">
      <style:text-properties style:text-underline-style="none" officeooo:rsid="00bd81d3"/>
    </style:style>
    <style:style style:name="T112" style:family="text">
      <style:text-properties style:text-underline-style="none" officeooo:rsid="00c2425d"/>
    </style:style>
    <style:style style:name="T113" style:family="text">
      <style:text-properties style:font-name="DejaVu Serif"/>
    </style:style>
    <style:style style:name="T114" style:family="text">
      <style:text-properties officeooo:rsid="0033055d"/>
    </style:style>
    <style:style style:name="T115" style:family="text">
      <style:text-properties officeooo:rsid="003b1c1b"/>
    </style:style>
    <style:style style:name="T116" style:family="text">
      <style:text-properties officeooo:rsid="003bfff8"/>
    </style:style>
    <style:style style:name="T117" style:family="text">
      <style:text-properties officeooo:rsid="0041e624"/>
    </style:style>
    <style:style style:name="T118" style:family="text">
      <style:text-properties officeooo:rsid="00455f41"/>
    </style:style>
    <style:style style:name="T119" style:family="text">
      <style:text-properties officeooo:rsid="004614dd"/>
    </style:style>
    <style:style style:name="T120" style:family="text">
      <style:text-properties officeooo:rsid="004e68f3"/>
    </style:style>
    <style:style style:name="T121" style:family="text">
      <style:text-properties officeooo:rsid="004fcf1f"/>
    </style:style>
    <style:style style:name="T122" style:family="text">
      <style:text-properties officeooo:rsid="005ce3de"/>
    </style:style>
    <style:style style:name="T123" style:family="text">
      <style:text-properties officeooo:rsid="005de408"/>
    </style:style>
    <style:style style:name="T124" style:family="text">
      <style:text-properties officeooo:rsid="0061b738"/>
    </style:style>
    <style:style style:name="T125" style:family="text">
      <style:text-properties officeooo:rsid="006966f9"/>
    </style:style>
    <style:style style:name="T126" style:family="text">
      <style:text-properties officeooo:rsid="006cfde9"/>
    </style:style>
    <style:style style:name="T127" style:family="text">
      <style:text-properties officeooo:rsid="006e702d"/>
    </style:style>
    <style:style style:name="T128" style:family="text">
      <style:text-properties officeooo:rsid="00758c13"/>
    </style:style>
    <style:style style:name="T129" style:family="text">
      <style:text-properties officeooo:rsid="0076f092"/>
    </style:style>
    <style:style style:name="T130" style:family="text">
      <style:text-properties officeooo:rsid="008605b1"/>
    </style:style>
    <style:style style:name="T131" style:family="text">
      <style:text-properties officeooo:rsid="0087dfdd"/>
    </style:style>
    <style:style style:name="T132" style:family="text">
      <style:text-properties officeooo:rsid="00881628"/>
    </style:style>
    <style:style style:name="T133" style:family="text">
      <style:text-properties officeooo:rsid="008d41a8"/>
    </style:style>
    <style:style style:name="T134" style:family="text">
      <style:text-properties officeooo:rsid="00953180"/>
    </style:style>
    <style:style style:name="T135" style:family="text">
      <style:text-properties officeooo:rsid="0095588e"/>
    </style:style>
    <style:style style:name="T136" style:family="text">
      <style:text-properties officeooo:rsid="009b1f61"/>
    </style:style>
    <style:style style:name="T137" style:family="text">
      <style:text-properties officeooo:rsid="009d8580"/>
    </style:style>
    <style:style style:name="T138" style:family="text">
      <style:text-properties officeooo:rsid="00a094aa"/>
    </style:style>
    <style:style style:name="T139" style:family="text">
      <style:text-properties officeooo:rsid="00a28b23"/>
    </style:style>
    <style:style style:name="T140" style:family="text">
      <style:text-properties officeooo:rsid="00a463cc"/>
    </style:style>
    <style:style style:name="T141" style:family="text">
      <style:text-properties style:font-name="FreeSerif" fo:font-weight="bold" officeooo:rsid="005af47f" style:font-weight-asian="bold" style:font-weight-complex="bold"/>
    </style:style>
    <style:style style:name="T142" style:family="text">
      <style:text-properties style:font-name="FreeSerif" officeooo:rsid="005af47f"/>
    </style:style>
    <style:style style:name="T143" style:family="text">
      <style:text-properties officeooo:rsid="00c5f5d9"/>
    </style:style>
    <style:style style:name="T144" style:family="text">
      <style:text-properties officeooo:rsid="00ce70d1"/>
    </style:style>
    <style:style style:name="T145" style:family="text">
      <style:text-properties officeooo:rsid="00da0453"/>
    </style:style>
    <style:style style:name="T146" style:family="text">
      <style:text-properties officeooo:rsid="00e0b7ad"/>
    </style:style>
    <style:style style:name="T147" style:family="text">
      <style:text-properties officeooo:rsid="00e20e5a"/>
    </style:style>
    <style:style style:name="T148" style:family="text">
      <style:text-properties officeooo:rsid="00f50464"/>
    </style:style>
    <style:style style:name="T149" style:family="text">
      <style:text-properties officeooo:rsid="00f50464" fo:background-color="#ffff00" loext:char-shading-value="0"/>
    </style:style>
    <style:style style:name="T150" style:family="text">
      <style:text-properties officeooo:rsid="0105d7d9"/>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180841549" text:style-name="L1">
        <text:list-item>
          <text:p text:style-name="P107">Poser une <text:span text:style-name="T1">problématique</text:span> nouvelle à partir d'une revue de la littérature <text:span text:style-name="T113">sur le sujet. </text:span></text:p>
          <text:list>
            <text:list-item>
              <text:p text:style-name="P108">critères d'évaluation: </text:p>
              <text:list>
                <text:list-item>
                  <text:p text:style-name="P108">clarté de la présentation et adéquation des références bibliographiques </text:p>
                </text:list-item>
                <text:list-item>
                  <text:p text:style-name="P108">capacité d'analyse, maîtrise des concepts </text:p>
                </text:list-item>
                <text:list-item>
                  <text:p text:style-name="P106">positionnement du sujet par rapport à l'état de la rech<text:span text:style-name="T150">s</text:span>erche (capacité à mettre en avant la nouveauté apportée)</text:p>
                </text:list-item>
              </text:list>
            </text:list-item>
          </text:list>
        </text:list-item>
      </text:list>
      <text:p text:style-name="P8"/>
      <text:p text:style-name="P16">cf 4 questions of Tinbergen… sans les dire ?</text:p>
      <text:p text:style-name="P15">I Data, regularities….</text:p>
      <text:p text:style-name="P14">Def prosocial behavior // motivations ?? <text:span text:style-name="T148">in I or II </text:span><text:span text:style-name="T149">CITE SMTG ?</text:span></text:p>
      <text:p text:style-name="P23">schttps://onlinelibrary.wiley.com/doi/abs/10.1002/9780470147658.chpsy0311</text:p>
      <text:p text:style-name="P15">II Whitehouse : identity fusion explains well…. <text:span text:style-name="T146">Although hard measure actual willingness to die...</text:span></text:p>
      <text:p text:style-name="P15">III <text:span text:style-name="T145">But biological explanation ? (IV history… osef?) III to better understand IV to better understand II ??? [to … prevemt?]</text:span></text:p>
      <text:p text:style-name="P15"><text:tab/><text:span text:style-name="T147">=&gt; or just better understand the ancestral conditions 5no history in models….)</text:span></text:p>
      <text:p text:style-name="P15"><text:tab/><text:span text:style-name="T147">=&gt; better charac : </text:span><text:span text:style-name="T10">choose </text:span><text:span text:style-name="T81">what = fundamental in descr I…. // </text:span><text:span text:style-name="T82">how to understand and even act on it… </text:span><text:span text:style-name="T83">(bof pour l’application)</text:span></text:p>
      <text:p text:style-name="P15"><text:span text:style-name="T83"><text:tab/></text:span><text:span text:style-name="T84">and even better integrate : rôle of rites emerges from…</text:span></text:p>
      <text:p text:style-name="P19"/>
      <text:p text:style-name="P22"><text:span text:style-name="T84">+ </text:span><text:span text:style-name="T80">III : </text:span><text:span text:style-name="T98">question de r qui change un peu avec les rep // auquel on ne repond pas</text:span></text:p>
      <text:p text:style-name="P19"/>
      <text:p text:style-name="P20"/>
      <text:p text:style-name="P18"><text:span text:style-name="T84">T</text:span><text:span text:style-name="T80">ODO : read Pape</text:span></text:p>
      <text:p text:style-name="P21">read … ?</text:p>
      <text:p text:style-name="P21">Start with IV or I ?</text:p>
      <text:p text:style-name="P24"><text:line-break/><text:span text:style-name="T92">PLAN = le BAF qui aurait du : direct sur self-sacrifice….</text:span></text:p>
      <text:p text:style-name="P8"/>
      <text:p text:style-name="P12">Une orga = comme repose aux COM : Tinbergen → surtout question 3</text:p>
      <text:p text:style-name="P8"><text:line-break/><text:line-break/><text:span text:style-name="T12">Throughout history, </text:span><text:span text:style-name="T13">humans have been willing to lay down their lives for the sake of their groups (Whitehouse, 2018). <text:line-break/></text:span><text:span text:style-name="T14">+ other data ?</text:span></text:p>
      <text:p text:style-name="P9"><text:span text:style-name="T14">- Durkheim ---→ for audience // that</text:span><text:span text:style-name="T18"> remembers </text:span><text:span text:style-name="T16">+ rôle memo in Whitehouse</text:span></text:p>
      <text:p text:style-name="P8"><text:span text:style-name="T14">- Whitehouse++ : resilience = ? // link to conflict ? / link to id FU SION</text:span><text:span text:style-name="T13"><text:line-break/><text:line-break/></text:span><text:span text:style-name="T15">Abstr : after decades research, integrate into one overarching theory :</text:span><text:span text:style-name="T17"> identity fusion</text:span><text:span text:style-name="T15">, a visceral sense of oneness wth the group, resulting from</text:span><text:span text:style-name="T19"> intense collective experiences</text:span><text:span text:style-name="T21"> (painful rituals or horros frontline combat) or from </text:span><text:span text:style-name="T19">perceptions of shared biology</text:span><text:span text:style-name="T21">.</text:span></text:p>
      <text:p text:style-name="P13"><text:span text:style-name="T34">=</text:span><text:span text:style-name="T33">&gt; coll benefit = stated motiv…. </text:span><text:span text:style-name="T29">For a </text:span><text:span text:style-name="T35">given group</text:span></text:p>
      <text:p text:style-name="P6">Willingness to sacrifice one’s life for the sake of a group has been documented around the world and throughout human history, from the Christian martyrs of antiquity and the followers of Jim Jones in Guyana, to the Spartans at Thermopylae and the kamikaze pilots of Japan. In recent decades, a murderous form of self-sacrifice – suicide terrorism – has become increasingly common, with an estimated 3,500 such attacks recorded in the past 30 years</text:p>
      <text:p text:style-name="P10"><text:span text:style-name="T21">(McCauley 2014).<text:line-break/></text:span><text:span text:style-name="T22">Charlevoix→ Durkheim : sectarians of Amida … « </text:span><text:span text:style-name="T23">altruistic suicide »<text:line-break/></text:span></text:p>
      <text:p text:style-name="P10"><text:span text:style-name="T23"><text:line-break/></text:span><text:span text:style-name="T31">Plans to die </text:span><text:span text:style-name="T32">(cost = extreme)</text:span><text:span text:style-name="T24"> : suicide terro, Lankford </text:span><text:span text:style-name="T25">2014b<text:line-break/></text:span><text:span text:style-name="T26">Hard distinguish : </text:span><text:span text:style-name="T27">Victoria Cross, 1/10 proba survive…</text:span><text:span text:style-name="T28"> Gambetta 05</text:span></text:p>
      <text:p text:style-name="P11"><text:span text:style-name="T28">[--→</text:span><text:span text:style-name="T20"> one explanation = that in fact not suicidal…]</text:span></text:p>
      <text:p text:style-name="P7">[hard to conduct research : dead]</text:p>
      <text:p text:style-name="P7"/>
      <text:p text:style-name="P17"><text:span text:style-name="T20">+ </text:span><text:span text:style-name="T30">add les 0 ? =&gt; vocab = brothers...</text:span></text:p>
      <text:p text:style-name="P25">Whether admired as heroes or reviled as terrorists, individuals who engage in such extreme pro-social behavior tend to be relatively well-off, educated and to display no appreciable psychopathology (Atran, 2003) – underscoring that self-sacrifice cannot simply be viewed as the result of unadaptive miscalculation or proximal causes (e. g. the contents of a particular ideology).</text:p>
      <text:p text:style-name="P78">- <text:span text:style-name="T78">on « proximal » : for suicide terro, speak of ideology / cf BAF // </text:span><text:span text:style-name="T93">osef en fait ?????? </text:span><text:span text:style-name="T94">&lt;&gt; tres serieux en fait ?</text:span></text:p>
      <text:p text:style-name="P79">- <text:span text:style-name="T79">pathology : explications = … </text:span><text:span text:style-name="T8">see Pape + section 2...</text:span></text:p>
      <text:p text:style-name="P79"/>
      <text:p text:style-name="P81">- + not a puzzle, Colman &amp; Pulford…. -₋ <text:span text:style-name="T144">c’est bien un pb de pass on genes</text:span></text:p>
      <text:p text:style-name="P80"/>
      <text:p text:style-name="P82">The Victorian scholar Emile Durkheim (1897/1951) argued that altruistic</text:p>
      <text:p text:style-name="P82">suicide, in all its forms, was a consequence of overintegration of the individual into the</text:p>
      <text:p text:style-name="P82">group, to an extent that abnegated even the most basic self-interest for the sake of the larger</text:p>
      <text:p text:style-name="P82">collective. In the ensuing century, social scientists tried to break down the idea of overintegra-</text:p>
      <text:p text:style-name="P82">tion into more precise and testable theories of group alignment and identity (Swann et al.</text:p>
      <text:p text:style-name="P82">2012; Tajfel &amp; Turner 1979), psychological kinship (McNamara &amp; Henrich 2017), and paro-</text:p>
      <text:p text:style-name="P82">chial altruism (Bernhard et al. 2006). This paper sets out an integrated theoretical framework, drawing on an extensive pro-</text:p>
      <text:p text:style-name="P82">gramme of empirical research into the causes and consequences of identity fusion – a visceral</text:p>
      <text:p text:style-name="P82">sense of oneness with the group (Swann et al. 2012) that has been linked to extreme self-</text:p>
      <text:p text:style-name="P82">sacrifice in a wide range of special populations, ranging from Muslim fundamentalists in</text:p>
      <text:p text:style-name="P82">Indonesia to armed insurgents in Libya and from football hooligans in Brazil to tribal warriors</text:p>
      <text:p text:style-name="P82">in Melanesia.</text:p>
      <text:p text:style-name="P82">Identity fusion is highly correlated</text:p>
      <text:p text:style-name="P82">with an expressed willingness to fight and die to defend the group against <text:span text:style-name="T11">external threats</text:span></text:p>
      <text:p text:style-name="P82">(Swann et al. 2010b; 2014a; Whitehouse et al. 2014b). <text:span text:style-name="T116">⇒ FIG 1</text:span></text:p>
      <text:p text:style-name="P82"/>
      <text:p text:style-name="P82">----- <text:span text:style-name="T133">and </text:span><text:span text:style-name="T6">intergroup conflict </text:span><text:span text:style-name="T133">more likely p6 :</text:span></text:p>
      <text:p text:style-name="P82">There is</text:p>
      <text:p text:style-name="P82">some debate on the prevalence of warfare in the Pleistocene,</text:p>
      <text:p text:style-name="P82">but some scholars estimate that up to 40% of all male deaths in</text:p>
      <text:p text:style-name="P82">human prehistory can be attributed to intergroup conflict</text:p>
      <text:p text:style-name="P82">(Keeley 1996). Even if this seriously exaggerates war-related mor-</text:p>
      <text:p text:style-name="P82">tality rates (Ferguson 2013), there is little doubt that intraspecies</text:p>
      <text:p text:style-name="P82">violence is a widespread and persistent feature of human behav-</text:p>
      <text:p text:style-name="P82">iour (Gómez et al. 2016b), and ancient foragers probably always</text:p>
      <text:p text:style-name="P82">faced threats of predation that were best parried by stan</text:p>
      <text:p text:style-name="P82"/>
      <text:p text:style-name="P82"/>
      <text:p text:style-name="P82"><text:soft-page-break/></text:p>
      <text:p text:style-name="P82"/>
      <text:p text:style-name="P82">It is argued here that enduring fusion</text:p>
      <text:p text:style-name="P82">with the group results from perceptions of shared essence, established via at least two distinct</text:p>
      <text:p text:style-name="P83">pathways : <text:span text:style-name="T115">shared xp // pheno matching ⇒ FIG1<text:line-break/></text:span></text:p>
      <text:p text:style-name="P102">3<text:line-break/>Although suicide terrorism may be shaped by sophisti-</text:p>
      <text:p text:style-name="P82">cated strategic considerations (e.g., careful selection of targets to</text:p>
      <text:p text:style-name="P82">maximally advance terrorist objectives), altruistic motivation is</text:p>
      <text:p text:style-name="P82">a necessary condition for implementing these strategies, inasmuch</text:p>
      <text:p text:style-name="P82">as the individual is required to give up his or her own life for the</text:p>
      <text:p text:style-name="P82">sake of a group. Such actions may be described as extreme because</text:p>
      <text:p text:style-name="P82">they are (or are most likely to be) fatal. Efforts to explain the phe-</text:p>
      <text:p text:style-name="P82">nomenon have often emphasized its seemingly irrational nature,</text:p>
      <text:p text:style-name="P82">for example, attributing such suicides to extreme religious beliefs</text:p>
      <text:p text:style-name="P82">or to individual pathology (Pape 2005, p. 16).<text:line-break/>Moreover, studies in the lab and in natural settings suggest that</text:p>
      <text:p text:style-name="P82">religious beliefs lead to pro-social action because they serve as</text:p>
      <text:p text:style-name="P82">markers of group alignment. That is, it would seem to be attach-</text:p>
      <text:p text:style-name="P82">ment to a collective, forged through shared rituals or other iden-</text:p>
      <text:p text:style-name="P82">tity markers, and not beliefs per se that motivate pro-group action</text:p>
      <text:p text:style-name="P82">(Bloom 2012). For example, in a series of studies (Ginges et al.</text:p>
      <text:p text:style-name="P82">2009), frequency of participation in collective rituals has been</text:p>
      <text:p text:style-name="P82">shown to predict support for suicide attacks, whereas frequency</text:p>
      <text:p text:style-name="P82">of prayer (as a less groupish devotional act) does not.<text:line-break/><text:line-break/></text:p>
      <text:p text:style-name="P85">++ <text:span text:style-name="T117">see that comes in the name of lots of ideologies : not just religious…</text:span></text:p>
      <text:p text:style-name="P86">=&gt; give examples…</text:p>
      <text:p text:style-name="P90">========&gt; point of signal : go beyond the message...</text:p>
      <text:p text:style-name="P86"/>
      <text:p text:style-name="P87">++ why do these norms exist themselves ? Begs the question… <text:span text:style-name="T118">at least from an evolutionary standpoint</text:span></text:p>
      <text:p text:style-name="P87"><text:tab/><text:span text:style-name="T119">⇒ from there cultural evolution…</text:span></text:p>
      <text:p text:style-name="P89">[[ Cex : Atran, sacred moral values 2010 ]]<text:line-break/><text:span text:style-name="T122">Fusion, Swann et al 09</text:span></text:p>
      <text:p text:style-name="P88">- <text:span text:style-name="T123">fro, inherited bio … Gil-White</text:span></text:p>
      <text:p text:style-name="P88">- <text:span text:style-name="T123">from shared life-defining xp : W+L 2014</text:span></text:p>
      <text:p text:style-name="P92">both = W + al, 2017… <text:span text:style-name="T124">+ stats cited p. 5</text:span></text:p>
      <text:p text:style-name="P93"/>
      <text:p text:style-name="P93">Corr with sacrifices (blood… to huge risk)…. <text:span text:style-name="T39">But risk life ?? </text:span><text:span text:style-name="T44">[</text:span><text:span text:style-name="T45">practical </text:span><text:span text:style-name="T44">pb pour </text:span><text:span text:style-name="T45">recolter donnes + ethiques...]</text:span></text:p>
      <text:p text:style-name="P94">++ with remembering a shared dysphoric xp… →<text:span text:style-name="T125"> OK Libya, but fusion first or shared xp ? → study Vietnam 6</text:span></text:p>
      <text:p text:style-name="P100">11 Although fusion with country has been shown to correlate</text:p>
      <text:p text:style-name="P100">highly with stated willingness to fight and die to protect one’s fel-</text:p>
      <text:p text:style-name="P100">low countrymen (Swann et al. 2010b), it remains doubtful whether</text:p>
      <text:p text:style-name="P100">anyone would prefer to die for an extended fusion target over a</text:p>
      <text:p text:style-name="P101">local one. </text:p>
      <text:p text:style-name="P69"/>
      <text:p text:style-name="P31"><text:span text:style-name="T141">For before : osef un peu, = surtout du filler</text:span><text:span text:style-name="T142">, à part les charactéristiques...</text:span></text:p>
      <text:p text:style-name="P57">+ <text:span text:style-name="T50">dire qu’expliauer ===&gt;mieux decrire ?</text:span></text:p>
      <text:p text:style-name="P56"/>
      <text:p text:style-name="P56">Could self-sacrifice therefore have a biological function? This project purposes to investigate the potential biological motivations that may underlie <text:span text:style-name="T37">this behavior. </text:span></text:p>
      <text:p text:style-name="P46">= <text:span text:style-name="T2"><text:s/>the question, + see if </text:span><text:span text:style-name="T3">it can account for some of the characteristics</text:span><text:span text:style-name="T85"> = as outlined by Whitehouse + … who ?</text:span></text:p>
      <text:p text:style-name="P33"/>
      <text:p text:style-name="P33"/>
      <text:p text:style-name="P91">= at least see if possible from a individual level…<text:line-break/><text:line-break/><text:line-break/><text:line-break/><text:span text:style-name="T138">+ </text:span><text:span text:style-name="T7">rites of terror : </text:span><text:span text:style-name="T139">fusion also linked <text:s/>to this… ===&gt; in second-order signal ⇒ honest if of terror….</text:span></text:p>
      <text:p text:style-name="P99">[<text:span text:style-name="T140">but pb : « unvoluntary »???]</text:span></text:p>
      <text:p text:style-name="P99">In view of the above, it should come as no surprise that a</text:p>
      <text:p text:style-name="P99">recent exhaustive survey of modern suicide terrorism identified</text:p>
      <text:p text:style-name="P99">bonding via intense initiation rituals as one of the features com-</text:p>
      <text:p text:style-name="P99">mon to most suicide groups (Pape 2005, p. 8).</text:p>
      <text:p text:style-name="P28">Even though collective benefit is the displayed (moral) motivation for self-sacrifice, biological motivation will be understood in terms of benefits to the individual (Williams, 1996). </text:p>
      <text:p text:style-name="P40">- <text:span text:style-name="T86">++ on explications from Whitehouse + al…</text:span></text:p>
      <text:p text:style-name="P41">- <text:span text:style-name="T87">++ why:( coll benefit…</text:span></text:p>
      <text:p text:style-name="P42">- <text:span text:style-name="T88">debate not resolved : OK, let’s just try to do it at the individual level…</text:span></text:p>
      <text:p text:style-name="P42"/>
      <text:p text:style-name="P50">Abstr : The fusion mechanism has often been exploited in cultural rituals, not only by tribal</text:p>
      <text:p text:style-name="P50">societies but also in specialized cells embedded in armies, cults, and terrorist organizations.</text:p>
      <text:p text:style-name="P43">With the rise of social complexity and the spr<text:span text:style-name="T129">a</text:span>ead of states and empires, fusion has also</text:p>
      <text:p text:style-name="P43">been extended to much larger groups, including doctrinal religions, ethnicities, and ideo-</text:p>
      <text:p text:style-name="P43">logical movements.</text:p>
      <text:p text:style-name="P43"/>
      <text:p text:style-name="P84">Whitehouse + al, 2017 : elim free-rider pb des le depart in modele ?:( besoin d’emerger ?? &lt;&gt; suppo des depart<text:line-break/></text:p>
      <text:p text:style-name="P84"/>
      <text:p text:style-name="P84"/>
      <text:p text:style-name="P95">cf kin + hijacked <text:span text:style-name="T130">===&gt; </text:span><text:span text:style-name="T5">cultural evolution </text:span><text:span text:style-name="T131">that exploit our bio evol systems, Whitehouse 2013 = another ref….</text:span></text:p>
      <text:p text:style-name="P95">- <text:span text:style-name="T132">a lire aussi ?? == blog post en gros oO</text:span></text:p>
      <text:p text:style-name="P96">[OK vocab = « fathers », « motherland »… mais tjs meme prob… osef</text:p>
      <text:p text:style-name="P97">meme si medie un peu les acts : give blood… mais tjs pas sacrifice]</text:p>
      <text:p text:style-name="P97"/>
      <text:p text:style-name="P97"/>
      <text:p text:style-name="P98">= the message : <text:span text:style-name="T134">7</text:span></text:p>
      <text:p text:style-name="P98">Following a closely argued discussion of these issues, Orbell</text:p>
      <text:p text:style-name="P98">and Moriwaka (2011) consider whether Blackwell’s argument</text:p>
      <text:p text:style-name="P98">can shed light on the motivations of kamikaze pilots in World</text:p>
      <text:p text:style-name="P98">War II. Based, however, on extensive analysis of letters, poems,</text:p>
      <text:p text:style-name="P98">wills, and memoirs left behind by 661 Japanese pilots who per-</text:p>
      <text:p text:style-name="P98">ished in suicide attacks, the authors conclude that the act of self-</text:p>
      <text:p text:style-name="P98">sacrifice was not undertaken to increase the welfare of close kin.</text:p>
      <text:p text:style-name="P98">Rather, the writings of kamikaze pilots placed much greater</text:p>
      <text:p text:style-name="P98">emphasis on the desire to die for the nation or for the emperor.<text:line-break/><text:line-break/><text:line-break/><text:line-break/><text:span text:style-name="T137">2017 :</text:span><text:line-break/>The finding was that the gene effects on cooperation</text:p>
      <text:p text:style-name="P98">resulting from dysphoric experiences evolved to be larger than</text:p>
      <text:p text:style-name="P98">gene effects on cooperation resulting from euphoric experience.</text:p>
      <text:p text:style-name="P98">This pattern was even more pronounced with groups engaged</text:p>
      <text:p text:style-name="P98">in “us versus them” contests than with those engaged in “us ver-</text:p>
      <text:p text:style-name="P98">sus nature” contests, the former involving more intense inter-</text:p>
      <text:p text:style-name="P98">group competition.</text:p>
      <text:p text:style-name="P63"><text:span text:style-name="T101">[</text:span><text:span text:style-name="T95">[+ rituals → local fusion = cultural gadget, to mimick shared dysphoric xp]] // of terror : osef non ? </text:span><text:span text:style-name="T102">Rentre pas trop dans le modele : still begs the question </text:span><text:span text:style-name="T103">===&gt; model here = explicit more teh link, allow also the rite to emerge</text:span></text:p>
      <text:p text:style-name="P30">But whereas</text:p>
      <text:p text:style-name="P70">imagistic practices in the small-scale societies of prehistory</text:p>
      <text:p text:style-name="P70">would have supported efforts to fend off other groups of similar</text:p>
      <text:p text:style-name="P70">size, wielding more or less equivalent levels of lethal force, such</text:p>
      <text:p text:style-name="P70">practices took on a whole new significance with the emergence</text:p>
      <text:p text:style-name="P70">and spread of states and empires.</text:p>
      <text:p text:style-name="P65"><text:span text:style-name="T103">=</text:span><text:span text:style-name="T95">==&gt; J Zealots, Assasins… Gandhi : when assymmetrical, with ++ diff // also rituals</text:span></text:p>
      <text:p text:style-name="P65"><text:span text:style-name="T95">--→</text:span><text:span text:style-name="T107"> so what ?</text:span></text:p>
      <text:p text:style-name="P65"><text:span text:style-name="T107"><text:tab/></text:span><text:span text:style-name="T108">= explication ?</text:span></text:p>
      <text:p text:style-name="P72"><text:tab/>Or just that it works at small scale… vs large-scale armies that were not selected ?</text:p>
      <text:p text:style-name="P72"/>
      <text:p text:style-name="P66"><text:span text:style-name="T108">+ </text:span><text:span text:style-name="T95">cf resistance to orga religion : </text:span><text:span text:style-name="T109">Boyer… (bof)</text:span></text:p>
      <text:p text:style-name="P73"/>
      <text:p text:style-name="P73"/>
      <text:p text:style-name="P67"><text:span text:style-name="T109">b</text:span><text:span text:style-name="T95">ut extended fusion --→ to larger group : Swann et al 2012 : </text:span><text:span text:style-name="T110">still asym no ? Jsut that fused to the ieda of the large group ??<text:line-break/></text:span><text:span text:style-name="T111">ah non : y a armees ?</text:span></text:p>
      <text:p text:style-name="P74"/>
      <text:p text:style-name="P68"><text:span text:style-name="T111">… </text:span><text:span text:style-name="T95">remains possible that only local fusion can motivate self-sacrifice…. Donc osef en fa</text:span><text:span text:style-name="T112">it</text:span></text:p>
      <text:p text:style-name="P75"/>
      <text:p text:style-name="P75"/>
      <text:p text:style-name="P75"/>
      <text:p text:style-name="P75"/>
      <text:p text:style-name="P75">Another proposes that conditioning cooperation</text:p>
      <text:p text:style-name="P75">on past experience is sufficient to fuse groups of distantly related</text:p>
      <text:p text:style-name="P75">individuals in the face of adversity (Whitehouse et al. 2017).</text:p>
      <text:p text:style-name="P29">Une formulation possible = </text:p>
      <text:p text:style-name="P77">1) on connaît ex de sacrifice ; Kin selection…<text:span text:style-name="T143">[[[</text:span><text:span text:style-name="T47">mais ca pourrait gacher le suspens?</text:span><text:span text:style-name="T77">]]</text:span></text:p>
      <text:p text:style-name="P77">2) aussi a societe si eusocial… en fait c’est pas mieux</text:p>
      <text:p text:style-name="P77">3) <text:span text:style-name="T136">besoin d’un truc en plus : cultural /group sel //// error / </text:span><text:span text:style-name="T9">dont avec mutualism : bien outline l’explication mutualiste...</text:span></text:p>
      <text:p text:style-name="P48"/>
      <text:p text:style-name="P48"><text:span text:style-name="T127">KIN SELECTION :</text:span><text:line-break/><text:span text:style-name="T126">OK Spider, for kin… exists // Hamilton: theoretical possibility --→ formule de maths</text:span></text:p>
      <text:p text:style-name="P54">+ eusocial insects</text:p>
      <text:p text:style-name="P45"/>
      <text:p text:style-name="P45"><text:span text:style-name="T126">+ on « error »… ??? // kin selection + … /// operates outside of what sel for, </text:span><text:span text:style-name="T4">exaptation</text:span></text:p>
      <text:p text:style-name="P44">- <text:span text:style-name="T89">=&gt; debat plus complique : degre d’apparente des anciennes communautes ?</text:span></text:p>
      <text:p text:style-name="P44"/>
      <text:p text:style-name="P44">One proposes that fusion is the out-</text:p>
      <text:p text:style-name="P44">come of kin selection, motivating high levels of cooperation and</text:p>
      <text:p text:style-name="P44">mutual support among close genetic relatives (Whitehouse &amp;</text:p>
      <text:p text:style-name="P44">Lanman 2014).</text:p>
      <text:p text:style-name="P44"/>
      <text:p text:style-name="P44">A<text:span text:style-name="T114">bstr : In ancient foraging societies,</text:span></text:p>
      <text:p text:style-name="P47">fusion would have enabled warlike bands to stand united despite strong temptations to scatter</text:p>
      <text:p text:style-name="P47">and flee<text:line-break/>- <text:span text:style-name="T128">p6 « facilitate coop among kin in extreme situations such as outgroup threat » → what = important about conflict = the extreme ??</text:span></text:p>
      <text:p text:style-name="P51">[or by-produt autobio memory????]</text:p>
      <text:p text:style-name="P52">then <text:span text:style-name="T2">hijacked </text:span>by social institutions ---→ questions becomes <text:span text:style-name="T39">why not evolve capacity not to make that « mistake » ?? </text:span><text:span text:style-name="T46">===&gt; CRONK + AKTIPIS COM</text:span></text:p>
      <text:p text:style-name="P58"/>
      <text:p text:style-name="P59">shared xp = reliable phenotypic marker in ancestral groups<text:span text:style-name="T95">, mostly made up of closely related individuals…. --→ debated --→</text:span><text:span text:style-name="T96"> cf ref = ?</text:span></text:p>
      <text:p text:style-name="P60"><text:span text:style-name="T96">[</text:span><text:span text:style-name="T95">+ sharing core values signals gen relatedness : Swann + al 2014]</text:span></text:p>
      <text:p text:style-name="P76">- war : 40 % of all male deaths ? (up to)</text:p>
      <text:p text:style-name="P76"/>
      <text:p text:style-name="P76"/>
      <text:p text:style-name="P76"/>
      <text:p text:style-name="P76">Blackwell (2008) has argued that Palestinian suicide</text:p>
      <text:p text:style-name="P76">attackers increased their inclusive fitness outcomes by contribut-</text:p>
      <text:p text:style-name="P76">ing, through the celebrity of their deaths, to the well-being and</text:p>
      <text:p text:style-name="P76">reproductive prospects of their close kin</text:p>
      <text:p text:style-name="P76"/>
      <text:p text:style-name="P76"/>
      <text:p text:style-name="P61">hat the country or its</text:p>
      <text:p text:style-name="P61">ruler had taken on the status of family. Nevertheless, as these</text:p>
      <text:p text:style-name="P61">authors also observe, evolution should act strongly against mistak-</text:p>
      <text:p text:style-name="P61">ing fellow countrymen for kin, especially where the stakes are so</text:p>
      <text:p text:style-name="P61">high.<text:line-break/><text:span text:style-name="T135">====&gt; </text:span><text:span text:style-name="T99">pas vraiment de mistake dans cette theorie donc, juste du group ?? Mais y en a d’autres, dont Antoine Marie…</text:span></text:p>
      <text:p text:style-name="P62"><text:span text:style-name="T97">=</text:span><text:span text:style-name="T95">==&gt; pas si fan de la kin selection en fait Whitehouse, cf p</text:span><text:span text:style-name="T101">7</text:span></text:p>
      <text:p text:style-name="P63"><text:span text:style-name="T101">[</text:span><text:span text:style-name="T95">[+ rituals → local fusion = cultural gadget, to mimick shared dysphoric xp]]</text:span></text:p>
      <text:p text:style-name="P27">II Framework of the study : <text:span text:style-name="T90">SOCIAL SIGNALING</text:span></text:p>
      <text:p text:style-name="P34">To do this, we will attempt to <text:span text:style-name="T38">model these biological motivations, using a </text:span><text:span text:style-name="T40">social signaling framework</text:span><text:span text:style-name="T38"> (Dessalles, 2014). Social signals are a specific case of costly signals (Zahavi, 1975; Grafen, 1990) whose purpose are to attract friends. In contexts where the signaled quality correlates with the fitness of friends, such a quality may be in social demand; when, in addition, the potential benefits in terms of increased social status upset the costs, social signaling can be expected to emerge.</text:span></text:p>
      <text:p text:style-name="P35"><text:line-break/><text:line-break/><text:span text:style-name="T120">Present signals = slides TPT</text:span></text:p>
      <text:p text:style-name="P35"/>
      <text:p text:style-name="P55">Go beyond message, purported goal = part of the signal…</text:p>
      <text:p text:style-name="P36">- <text:span text:style-name="T121">beyond the proximal ideology</text:span></text:p>
      <text:p text:style-name="P36">- <text:span text:style-name="T121">beyond collective benefit even</text:span><text:line-break/><text:line-break/></text:p>
      <text:p text:style-name="P34"/>
      <text:p text:style-name="P37">This explanation cannot hold for self-sacrifice, however, since signalers would not survive to enjoy the advantages of their new status. <text:span text:style-name="T48">We propose to add an additional hypothesis to our theoretical framework: </text:span><text:span text:style-name="T41">that social status be in part heritable for our species</text:span><text:span text:style-name="T48">, as the high status of one individual can raise that of every member of his or her family (Service, 1971). In a context where a martyr's family members are in high social demand, this could theoretically suffice to make self-sacrifice evolutionary stably – as long as it remains a low-frequency behavior (the fewer the heroes, the higher their status).</text:span></text:p>
      <text:p text:style-name="P37"/>
      <text:p text:style-name="P53">[Blackwell (2008) has argued that Palestinian suicide</text:p>
      <text:p text:style-name="P53">attackers increased their inclusive fitness outcomes by contribut-</text:p>
      <text:p text:style-name="P53">ing, through the celebrity of their deaths, to the well-being and</text:p>
      <text:p text:style-name="P53">reproductive prospects of their close kin]</text:p>
      <text:p text:style-name="P37"/>
      <text:p text:style-name="P37"/>
      <text:p text:style-name="P38">We are thus left with the need to find a plausible context where a martyr's family may be in high social demand. <text:span text:style-name="T49">This is not immediately obvious, as the quality signaled by individuals who engage in self-sacrificial behavior need not be heritable. We propose to consider a context akin to </text:span><text:span text:style-name="T42">inter-group conflict</text:span><text:span text:style-name="T51">, </text:span><text:span text:style-name="T52">where </text:span><text:span text:style-name="T53">it may be </text:span><text:span text:style-name="T54">crucial to ensure that </text:span><text:span text:style-name="T55">one's friends carry no sympathy for the enemy (e. g. </text:span><text:span text:style-name="T56">to avoid betrayal). </text:span><text:span text:style-name="T57">In such a situation, </text:span><text:span text:style-name="T43">commitment to the group</text:span><text:span text:style-name="T58"> </text:span><text:span text:style-name="T59">is a highly desirable quality to have in friends. </text:span><text:span text:style-name="T60">One way for (alive) individuals to signal this </text:span><text:span text:style-name="T61">quality may be to </text:span><text:span text:style-name="T62">honor the fallen martyrs,</text:span><text:span text:style-name="T63"> for instance by </text:span><text:span text:style-name="T64">engaging in </text:span><text:span text:style-name="T65">conspicuous</text:span><text:span text:style-name="T64"> </text:span><text:span text:style-name="T65">ceremonies</text:span><text:span text:style-name="T64"> in their name. </text:span><text:span text:style-name="T66">If </text:span><text:span text:style-name="T67">and when</text:span><text:span text:style-name="T66"> such costly second-order </text:span><text:span text:style-name="T68">signaling </text:span><text:span text:style-name="T69">is evolutionary stable, </text:span><text:span text:style-name="T70">honoring could entail </text:span><text:span text:style-name="T71">indirect benefits for the family of martyrs</text:span><text:span text:style-name="T72">, meaning that </text:span><text:span text:style-name="T73">self-sacrifice may itself </text:span><text:span text:style-name="T74">emerge – the two signals being expected to be mutually reinforcing, as would-be-patriots </text:span><text:span text:style-name="T75">need martyrs to signal their commitment to the g</text:span><text:span text:style-name="T76">roup.</text:span></text:p>
      <text:p text:style-name="P39"/>
      <text:p text:style-name="P49">===&gt; link to some of the characteristics …. <text:s/>= in context of conflict… « <text:span text:style-name="T91">identification » / fusion… </text:span></text:p>
      <text:p text:style-name="P49"/>
      <text:p text:style-name="P64"><text:span text:style-name="T104">===&gt; LINK to </text:span><text:span text:style-name="T100">rites </text:span><text:span text:style-name="T104">: with cultural expla, </text:span><text:span text:style-name="T102">still begs the question </text:span><text:span text:style-name="T103">===&gt; model here = explicit more teh link, allow also the rite to emerge</text:span></text:p>
      <text:p text:style-name="P64"><text:span text:style-name="T103"><text:tab/></text:span><text:span text:style-name="T105">[en fait eux ils partent de l’eq : oui la c’est tres couteux… mais ce qui le rend couteux = la competition justement… </text:span><text:span text:style-name="T106">=&gt; sinon pas d’exclusion...]</text:span></text:p>
      <text:p text:style-name="P71"/>
      <text:p text:style-name="P1">Our main hypothesis, which we venture to investigate, is therefore the following: in a biological population where social status is in part heritable, and which is engaged in a context akin to inter-<text:soft-page-break/>group conflict, self-sacrifice and honoring may emerge as first-order and second-order signals of individuals' commitment to the group, or patriotism. Using computer simulations, our project will study the conditions (if any) where these two signals may emerge <text:span text:style-name="T36">(e.g. cost and probability of betrayal).</text:span></text:p>
      <text:p text:style-name="P1"/>
      <text:p text:style-name="P1"/>
      <text:p text:style-name="P1"/>
      <text:p text:style-name="P2">TO READ :</text:p>
      <text:p text:style-name="P2">Pape 05</text:p>
      <text:p text:style-name="P3">stuff from Leo</text:p>
      <text:p text:style-name="P4">stuff from Morgan ?</text:p>
      <text:p text:style-name="P4"/>
      <text:p text:style-name="P4"/>
      <text:p text:style-name="P5">TO cite ?</text:p>
      <text:p text:style-name="P5">Altran : sacred values COM / papers</text:p>
      <text:p text:style-name="P5"/>
      <text:p text:style-name="P32">in some cases, a small change in individual costs and/or benefits of</text:p>
      <text:p text:style-name="P104">signaling can snowball, paving the way for political or moral change (Boyer, 2018).</text:p>
      <text:p text:style-name="P26">Other stuff : sujet stage --→ dans intro sur prosocialite // dans perspectives…</text:p>
      <text:p text:style-name="P105">De nombreux aspects de la cognition humaine sont orientés vers la production de comportements à</text:p>
      <text:p text:style-name="P105">visée sociale et morale. Notre espèce se caractérise notamment par la présence de conduites</text:p>
      <text:p text:style-name="P105">prosociales qui contrôlent notre comportement (Tomasello, 1999) et qui émergent très tôt dans le</text:p>
      <text:p text:style-name="P105">développement (Carpenter, Nagell &amp; Tomasello, 1998). Ces conduites et les motivations</text:p>
      <text:p text:style-name="P105">correspondantes semblent en contradiction avec la maximisation de nos intérêts : cela va du simple</text:p>
      <text:p text:style-name="P105">fait de laisser un pourboire jusqu’au sacrifice de sa propre vie (Whitehouse, to appear), en passant</text:p>
      <text:p text:style-name="P105">par le « devoir » d’hospitalité, ainsi que la préférence pour une répartition équitable lorsque l’on</text:p>
      <text:p text:style-name="P105">contrôle un partage (Henrich et al., 2005). Mais nos motivations à visée sociale contrôlent d’autres</text:p>
      <text:p text:style-name="P105">aspects du comportement, comme l’usage du langage (Dunbar, 1996), la manière dont nous nous</text:p>
      <text:p text:style-name="P105">habillons, les vertus morales que nous nous imposons (Miller, 2007) et la façon dont nous</text:p>
      <text:p text:style-name="P105">dépensons nos ressources (Hopkins &amp; Kornienko, 2004).</text:p>
      <text:p text:style-name="P105">Ces motivations, qui vont à l’encontre des intérêts immédiats de l’individu, sont généralement</text:p>
      <text:p text:style-name="P105">analysées sous l’angle de la coopération (e.g. Falk &amp; Fischbacher, 2005; Bland et al., 2017).</text:p>
      <text:p text:style-name="P105">L’étude proposée ici aborde cet aspect de la cognition sociale sous un autre angle, celui des</text:p>
      <text:p text:style-name="P105">signaux sociaux. L’hypothèse sous-jacente est que les individus sont motivés pour adopter des</text:p>
      <text:p text:style-name="P105">conduites coûteuses s’ils peuvent en espérer un bénéfice, non pas matériel, mais en termes de liens</text:p>
      <text:p text:style-name="P105">sociaux. Ce type d’analyse ressemble aux modèles de réputation, à la différence qu’aucune</text:p>
      <text:p text:style-name="P105">présupposition n’est faite concernant un jeu dyadique (coopératif ou autre). L’idée est que des</text:p>
      <text:p text:style-name="P105">comportements prosociaux coûteux peuvent servir, dans certains cas, à afficher des qualités</text:p>
      <text:p text:style-name="P105">socialement recherchées. Par exemple, certaines conduites prosociales comme le partage peuvent</text:p>
      <text:p text:style-name="P103">être analysées comme des signaux sociaux (Bliege Bird &amp; Smith, 20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erif" svg:font-family="'DejaVu Serif'" style:font-family-generic="roman" style:font-pitch="variable"/>
    <style:font-face style:name="FreeSerif" svg:font-family="Free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fr" fo:country="FR"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fr" fo:country="FR"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3T14:59:49.099584009</meta:creation-date>
    <dc:date>2019-05-22T15:40:11.094225010</dc:date>
    <meta:editing-duration>PT12H42M1S</meta:editing-duration>
    <meta:editing-cycles>193</meta:editing-cycles>
    <meta:generator>LibreOffice/6.2.1.2$Linux_X86_64 LibreOffice_project/20$Build-2</meta:generator>
    <meta:document-statistic meta:table-count="0" meta:image-count="0" meta:object-count="0" meta:page-count="12" meta:paragraph-count="230" meta:word-count="3213" meta:character-count="19197" meta:non-whitespace-character-count="16182"/>
  </office:meta>
</office:document-meta>
</file>